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15.65pt"/>
    </style:style>
    <style:style style:name="co7" style:family="table-column">
      <style:table-column-properties fo:break-before="auto" style:column-width="42.69pt"/>
    </style:style>
    <style:style style:name="co8" style:family="table-column">
      <style:table-column-properties fo:break-before="auto" style:column-width="99.8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office:forms form:automatic-focus="false" form:apply-design-mode="false"/>
        <table:shapes>
          <draw:frame draw:z-index="0" draw:style-name="gr1" draw:text-style-name="P1" svg:width="349.71pt" svg:height="196.7pt" svg:x="414.23pt" svg:y="44.25pt">
            <draw:object draw:notify-on-update-of-ranges="iris.H5:iris.H154 iris.I5:iris.I1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float" office:value="0.41822" calcext:value-type="float">
            <text:p>0.41822</text:p>
          </table:table-cell>
          <table:table-cell office:value-type="float" office:value="-0.37776" calcext:value-type="float">
            <text:p>-0.37776</text:p>
          </table:table-cell>
          <table:table-cell office:value-type="float" office:value="0.3739" calcext:value-type="float">
            <text:p>0.3739</text:p>
          </table:table-cell>
          <table:table-cell office:value-type="float" office:value="-0.60212" calcext:value-type="float">
            <text:p>-0.60212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office:value-type="string" calcext:value-type="string">
            <text:p>Ŷ</text:p>
          </table:table-cell>
          <table:table-cell table:number-columns-repeated="2"/>
          <table:table-cell office:value-type="string" calcext:value-type="string">
            <text:p>ABS(Y-Ŷ)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5]*[.A$1]+[.B5]*[.B$1]+[.C5]*[.C$1]+[.D5]*[.D$1]" office:value-type="float" office:value="1.213798" calcext:value-type="float">
            <text:p>1.213798</text:p>
          </table:table-cell>
          <table:table-cell table:formula="of:=IF(AND([.F5]&gt;0.5;[.F5]&lt;1.5);1;IF(AND([.F5]&gt;1.5;[.F5]&lt;2.5);2;IF(AND([.F5]&gt;=2.5;[.F5]&lt;3.5);3;-1)))" office:value-type="float" office:value="1" calcext:value-type="float">
            <text:p>1</text:p>
          </table:table-cell>
          <table:table-cell table:formula="of:=ABS([.G5]-[.E5])" office:value-type="float" office:value="0" calcext:value-type="float">
            <text:p>0</text:p>
          </table:table-cell>
          <table:table-cell table:formula="of:=ABS([.E5]-[.F5])" office:value-type="float" office:value="0.213798" calcext:value-type="float">
            <text:p>0.21379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6]*[.A$1]+[.B6]*[.B$1]+[.C6]*[.C$1]+[.D6]*[.D$1]" office:value-type="float" office:value="1.319034" calcext:value-type="float">
            <text:p>1.319034</text:p>
          </table:table-cell>
          <table:table-cell table:formula="of:=IF(AND([.F6]&gt;0.5;[.F6]&lt;1.5);1;IF(AND([.F6]&gt;1.5;[.F6]&lt;2.5);2;IF(AND([.F6]&gt;=2.5;[.F6]&lt;3.5);3;-1)))" office:value-type="float" office:value="1" calcext:value-type="float">
            <text:p>1</text:p>
          </table:table-cell>
          <table:table-cell table:formula="of:=ABS([.G6]-[.E6])" office:value-type="float" office:value="0" calcext:value-type="float">
            <text:p>0</text:p>
          </table:table-cell>
          <table:table-cell table:formula="of:=ABS([.E6]-[.F6])" office:value-type="float" office:value="0.319034" calcext:value-type="float">
            <text:p>0.319034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7]*[.A$1]+[.B7]*[.B$1]+[.C7]*[.C$1]+[.D7]*[.D$1]" office:value-type="float" office:value="1.122448" calcext:value-type="float">
            <text:p>1.122448</text:p>
          </table:table-cell>
          <table:table-cell table:formula="of:=IF(AND([.F7]&gt;0.5;[.F7]&lt;1.5);1;IF(AND([.F7]&gt;1.5;[.F7]&lt;2.5);2;IF(AND([.F7]&gt;=2.5;[.F7]&lt;3.5);3;-1)))" office:value-type="float" office:value="1" calcext:value-type="float">
            <text:p>1</text:p>
          </table:table-cell>
          <table:table-cell table:formula="of:=ABS([.G7]-[.E7])" office:value-type="float" office:value="0" calcext:value-type="float">
            <text:p>0</text:p>
          </table:table-cell>
          <table:table-cell table:formula="of:=ABS([.E7]-[.F7])" office:value-type="float" office:value="0.122448" calcext:value-type="float">
            <text:p>0.12244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8]*[.A$1]+[.B8]*[.B$1]+[.C8]*[.C$1]+[.D8]*[.D$1]" office:value-type="float" office:value="1.193182" calcext:value-type="float">
            <text:p>1.193182</text:p>
          </table:table-cell>
          <table:table-cell table:formula="of:=IF(AND([.F8]&gt;0.5;[.F8]&lt;1.5);1;IF(AND([.F8]&gt;1.5;[.F8]&lt;2.5);2;IF(AND([.F8]&gt;=2.5;[.F8]&lt;3.5);3;-1)))" office:value-type="float" office:value="1" calcext:value-type="float">
            <text:p>1</text:p>
          </table:table-cell>
          <table:table-cell table:formula="of:=ABS([.G8]-[.E8])" office:value-type="float" office:value="0" calcext:value-type="float">
            <text:p>0</text:p>
          </table:table-cell>
          <table:table-cell table:formula="of:=ABS([.E8]-[.F8])" office:value-type="float" office:value="0.193182" calcext:value-type="float">
            <text:p>0.193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9]*[.A$1]+[.B9]*[.B$1]+[.C9]*[.C$1]+[.D9]*[.D$1]" office:value-type="float" office:value="1.1342" calcext:value-type="float">
            <text:p>1.1342</text:p>
          </table:table-cell>
          <table:table-cell table:formula="of:=IF(AND([.F9]&gt;0.5;[.F9]&lt;1.5);1;IF(AND([.F9]&gt;1.5;[.F9]&lt;2.5);2;IF(AND([.F9]&gt;=2.5;[.F9]&lt;3.5);3;-1)))" office:value-type="float" office:value="1" calcext:value-type="float">
            <text:p>1</text:p>
          </table:table-cell>
          <table:table-cell table:formula="of:=ABS([.G9]-[.E9])" office:value-type="float" office:value="0" calcext:value-type="float">
            <text:p>0</text:p>
          </table:table-cell>
          <table:table-cell table:formula="of:=ABS([.E9]-[.F9])" office:value-type="float" office:value="0.1342" calcext:value-type="float">
            <text:p>0.134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10]*[.A$1]+[.B10]*[.B$1]+[.C10]*[.C$1]+[.D10]*[.D$1]" office:value-type="float" office:value="1.179906" calcext:value-type="float">
            <text:p>1.179906</text:p>
          </table:table-cell>
          <table:table-cell table:formula="of:=IF(AND([.F10]&gt;0.5;[.F10]&lt;1.5);1;IF(AND([.F10]&gt;1.5;[.F10]&lt;2.5);2;IF(AND([.F10]&gt;=2.5;[.F10]&lt;3.5);3;-1)))" office:value-type="float" office:value="1" calcext:value-type="float">
            <text:p>1</text:p>
          </table:table-cell>
          <table:table-cell table:formula="of:=ABS([.G10]-[.E10])" office:value-type="float" office:value="0" calcext:value-type="float">
            <text:p>0</text:p>
          </table:table-cell>
          <table:table-cell table:formula="of:=ABS([.E10]-[.F10])" office:value-type="float" office:value="0.179906" calcext:value-type="float">
            <text:p>0.17990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11]*[.A$1]+[.B11]*[.B$1]+[.C11]*[.C$1]+[.D11]*[.D$1]" office:value-type="float" office:value="0.982252" calcext:value-type="float">
            <text:p>0.982252</text:p>
          </table:table-cell>
          <table:table-cell table:formula="of:=IF(AND([.F11]&gt;0.5;[.F11]&lt;1.5);1;IF(AND([.F11]&gt;1.5;[.F11]&lt;2.5);2;IF(AND([.F11]&gt;=2.5;[.F11]&lt;3.5);3;-1)))" office:value-type="float" office:value="1" calcext:value-type="float">
            <text:p>1</text:p>
          </table:table-cell>
          <table:table-cell table:formula="of:=ABS([.G11]-[.E11])" office:value-type="float" office:value="0" calcext:value-type="float">
            <text:p>0</text:p>
          </table:table-cell>
          <table:table-cell table:formula="of:=ABS([.E11]-[.F11])" office:value-type="float" office:value="0.0177480000000001" calcext:value-type="float">
            <text:p>0.017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12]*[.A$1]+[.B12]*[.B$1]+[.C12]*[.C$1]+[.D12]*[.D$1]" office:value-type="float" office:value="1.247142" calcext:value-type="float">
            <text:p>1.247142</text:p>
          </table:table-cell>
          <table:table-cell table:formula="of:=IF(AND([.F12]&gt;0.5;[.F12]&lt;1.5);1;IF(AND([.F12]&gt;1.5;[.F12]&lt;2.5);2;IF(AND([.F12]&gt;=2.5;[.F12]&lt;3.5);3;-1)))" office:value-type="float" office:value="1" calcext:value-type="float">
            <text:p>1</text:p>
          </table:table-cell>
          <table:table-cell table:formula="of:=ABS([.G12]-[.E12])" office:value-type="float" office:value="0" calcext:value-type="float">
            <text:p>0</text:p>
          </table:table-cell>
          <table:table-cell table:formula="of:=ABS([.E12]-[.F12])" office:value-type="float" office:value="0.247142" calcext:value-type="float">
            <text:p>0.24714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13]*[.A$1]+[.B13]*[.B$1]+[.C13]*[.C$1]+[.D13]*[.D$1]" office:value-type="float" office:value="1.1477" calcext:value-type="float">
            <text:p>1.1477</text:p>
          </table:table-cell>
          <table:table-cell table:formula="of:=IF(AND([.F13]&gt;0.5;[.F13]&lt;1.5);1;IF(AND([.F13]&gt;1.5;[.F13]&lt;2.5);2;IF(AND([.F13]&gt;=2.5;[.F13]&lt;3.5);3;-1)))" office:value-type="float" office:value="1" calcext:value-type="float">
            <text:p>1</text:p>
          </table:table-cell>
          <table:table-cell table:formula="of:=ABS([.G13]-[.E13])" office:value-type="float" office:value="0" calcext:value-type="float">
            <text:p>0</text:p>
          </table:table-cell>
          <table:table-cell table:formula="of:=ABS([.E13]-[.F13])" office:value-type="float" office:value="0.1477" calcext:value-type="float">
            <text:p>0.1477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14]*[.A$1]+[.B14]*[.B$1]+[.C14]*[.C$1]+[.D14]*[.D$1]" office:value-type="float" office:value="1.37886" calcext:value-type="float">
            <text:p>1.37886</text:p>
          </table:table-cell>
          <table:table-cell table:formula="of:=IF(AND([.F14]&gt;0.5;[.F14]&lt;1.5);1;IF(AND([.F14]&gt;1.5;[.F14]&lt;2.5);2;IF(AND([.F14]&gt;=2.5;[.F14]&lt;3.5);3;-1)))" office:value-type="float" office:value="1" calcext:value-type="float">
            <text:p>1</text:p>
          </table:table-cell>
          <table:table-cell table:formula="of:=ABS([.G14]-[.E14])" office:value-type="float" office:value="0" calcext:value-type="float">
            <text:p>0</text:p>
          </table:table-cell>
          <table:table-cell table:formula="of:=ABS([.E14]-[.F14])" office:value-type="float" office:value="0.37886" calcext:value-type="float">
            <text:p>0.3788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15]*[.A$1]+[.B15]*[.B$1]+[.C15]*[.C$1]+[.D15]*[.D$1]" office:value-type="float" office:value="1.301102" calcext:value-type="float">
            <text:p>1.301102</text:p>
          </table:table-cell>
          <table:table-cell table:formula="of:=IF(AND([.F15]&gt;0.5;[.F15]&lt;1.5);1;IF(AND([.F15]&gt;1.5;[.F15]&lt;2.5);2;IF(AND([.F15]&gt;=2.5;[.F15]&lt;3.5);3;-1)))" office:value-type="float" office:value="1" calcext:value-type="float">
            <text:p>1</text:p>
          </table:table-cell>
          <table:table-cell table:formula="of:=ABS([.G15]-[.E15])" office:value-type="float" office:value="0" calcext:value-type="float">
            <text:p>0</text:p>
          </table:table-cell>
          <table:table-cell table:formula="of:=ABS([.E15]-[.F15])" office:value-type="float" office:value="0.301102" calcext:value-type="float">
            <text:p>0.301102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16]*[.A$1]+[.B16]*[.B$1]+[.C16]*[.C$1]+[.D16]*[.D$1]" office:value-type="float" office:value="1.200888" calcext:value-type="float">
            <text:p>1.200888</text:p>
          </table:table-cell>
          <table:table-cell table:formula="of:=IF(AND([.F16]&gt;0.5;[.F16]&lt;1.5);1;IF(AND([.F16]&gt;1.5;[.F16]&lt;2.5);2;IF(AND([.F16]&gt;=2.5;[.F16]&lt;3.5);3;-1)))" office:value-type="float" office:value="1" calcext:value-type="float">
            <text:p>1</text:p>
          </table:table-cell>
          <table:table-cell table:formula="of:=ABS([.G16]-[.E16])" office:value-type="float" office:value="0" calcext:value-type="float">
            <text:p>0</text:p>
          </table:table-cell>
          <table:table-cell table:formula="of:=ABS([.E16]-[.F16])" office:value-type="float" office:value="0.200888" calcext:value-type="float">
            <text:p>0.20088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17]*[.A$1]+[.B17]*[.B$1]+[.C17]*[.C$1]+[.D17]*[.D$1]" office:value-type="float" office:value="1.337424" calcext:value-type="float">
            <text:p>1.337424</text:p>
          </table:table-cell>
          <table:table-cell table:formula="of:=IF(AND([.F17]&gt;0.5;[.F17]&lt;1.5);1;IF(AND([.F17]&gt;1.5;[.F17]&lt;2.5);2;IF(AND([.F17]&gt;=2.5;[.F17]&lt;3.5);3;-1)))" office:value-type="float" office:value="1" calcext:value-type="float">
            <text:p>1</text:p>
          </table:table-cell>
          <table:table-cell table:formula="of:=ABS([.G17]-[.E17])" office:value-type="float" office:value="0" calcext:value-type="float">
            <text:p>0</text:p>
          </table:table-cell>
          <table:table-cell table:formula="of:=ABS([.E17]-[.F17])" office:value-type="float" office:value="0.337424" calcext:value-type="float">
            <text:p>0.337424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18]*[.A$1]+[.B18]*[.B$1]+[.C18]*[.C$1]+[.D18]*[.D$1]" office:value-type="float" office:value="1.016144" calcext:value-type="float">
            <text:p>1.016144</text:p>
          </table:table-cell>
          <table:table-cell table:formula="of:=IF(AND([.F18]&gt;0.5;[.F18]&lt;1.5);1;IF(AND([.F18]&gt;1.5;[.F18]&lt;2.5);2;IF(AND([.F18]&gt;=2.5;[.F18]&lt;3.5);3;-1)))" office:value-type="float" office:value="1" calcext:value-type="float">
            <text:p>1</text:p>
          </table:table-cell>
          <table:table-cell table:formula="of:=ABS([.G18]-[.E18])" office:value-type="float" office:value="0" calcext:value-type="float">
            <text:p>0</text:p>
          </table:table-cell>
          <table:table-cell table:formula="of:=ABS([.E18]-[.F18])" office:value-type="float" office:value="0.0161440000000002" calcext:value-type="float">
            <text:p>0.01614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19]*[.A$1]+[.B19]*[.B$1]+[.C19]*[.C$1]+[.D19]*[.D$1]" office:value-type="float" office:value="1.242892" calcext:value-type="float">
            <text:p>1.242892</text:p>
          </table:table-cell>
          <table:table-cell table:formula="of:=IF(AND([.F19]&gt;0.5;[.F19]&lt;1.5);1;IF(AND([.F19]&gt;1.5;[.F19]&lt;2.5);2;IF(AND([.F19]&gt;=2.5;[.F19]&lt;3.5);3;-1)))" office:value-type="float" office:value="1" calcext:value-type="float">
            <text:p>1</text:p>
          </table:table-cell>
          <table:table-cell table:formula="of:=ABS([.G19]-[.E19])" office:value-type="float" office:value="0" calcext:value-type="float">
            <text:p>0</text:p>
          </table:table-cell>
          <table:table-cell table:formula="of:=ABS([.E19]-[.F19])" office:value-type="float" office:value="0.242892" calcext:value-type="float">
            <text:p>0.24289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20]*[.A$1]+[.B20]*[.B$1]+[.C20]*[.C$1]+[.D20]*[.D$1]" office:value-type="float" office:value="1.041712" calcext:value-type="float">
            <text:p>1.041712</text:p>
          </table:table-cell>
          <table:table-cell table:formula="of:=IF(AND([.F20]&gt;0.5;[.F20]&lt;1.5);1;IF(AND([.F20]&gt;1.5;[.F20]&lt;2.5);2;IF(AND([.F20]&gt;=2.5;[.F20]&lt;3.5);3;-1)))" office:value-type="float" office:value="1" calcext:value-type="float">
            <text:p>1</text:p>
          </table:table-cell>
          <table:table-cell table:formula="of:=ABS([.G20]-[.E20])" office:value-type="float" office:value="0" calcext:value-type="float">
            <text:p>0</text:p>
          </table:table-cell>
          <table:table-cell table:formula="of:=ABS([.E20]-[.F20])" office:value-type="float" office:value="0.041712" calcext:value-type="float">
            <text:p>0.041712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21]*[.A$1]+[.B21]*[.B$1]+[.C21]*[.C$1]+[.D21]*[.D$1]" office:value-type="float" office:value="1.030346" calcext:value-type="float">
            <text:p>1.030346</text:p>
          </table:table-cell>
          <table:table-cell table:formula="of:=IF(AND([.F21]&gt;0.5;[.F21]&lt;1.5);1;IF(AND([.F21]&gt;1.5;[.F21]&lt;2.5);2;IF(AND([.F21]&gt;=2.5;[.F21]&lt;3.5);3;-1)))" office:value-type="float" office:value="1" calcext:value-type="float">
            <text:p>1</text:p>
          </table:table-cell>
          <table:table-cell table:formula="of:=ABS([.G21]-[.E21])" office:value-type="float" office:value="0" calcext:value-type="float">
            <text:p>0</text:p>
          </table:table-cell>
          <table:table-cell table:formula="of:=ABS([.E21]-[.F21])" office:value-type="float" office:value="0.0303460000000002" calcext:value-type="float">
            <text:p>0.03034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22]*[.A$1]+[.B22]*[.B$1]+[.C22]*[.C$1]+[.D22]*[.D$1]" office:value-type="float" office:value="1.153586" calcext:value-type="float">
            <text:p>1.153586</text:p>
          </table:table-cell>
          <table:table-cell table:formula="of:=IF(AND([.F22]&gt;0.5;[.F22]&lt;1.5);1;IF(AND([.F22]&gt;1.5;[.F22]&lt;2.5);2;IF(AND([.F22]&gt;=2.5;[.F22]&lt;3.5);3;-1)))" office:value-type="float" office:value="1" calcext:value-type="float">
            <text:p>1</text:p>
          </table:table-cell>
          <table:table-cell table:formula="of:=ABS([.G22]-[.E22])" office:value-type="float" office:value="0" calcext:value-type="float">
            <text:p>0</text:p>
          </table:table-cell>
          <table:table-cell table:formula="of:=ABS([.E22]-[.F22])" office:value-type="float" office:value="0.153586" calcext:value-type="float">
            <text:p>0.15358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23]*[.A$1]+[.B23]*[.B$1]+[.C23]*[.C$1]+[.D23]*[.D$1]" office:value-type="float" office:value="1.40336" calcext:value-type="float">
            <text:p>1.40336</text:p>
          </table:table-cell>
          <table:table-cell table:formula="of:=IF(AND([.F23]&gt;0.5;[.F23]&lt;1.5);1;IF(AND([.F23]&gt;1.5;[.F23]&lt;2.5);2;IF(AND([.F23]&gt;=2.5;[.F23]&lt;3.5);3;-1)))" office:value-type="float" office:value="1" calcext:value-type="float">
            <text:p>1</text:p>
          </table:table-cell>
          <table:table-cell table:formula="of:=ABS([.G23]-[.E23])" office:value-type="float" office:value="0" calcext:value-type="float">
            <text:p>0</text:p>
          </table:table-cell>
          <table:table-cell table:formula="of:=ABS([.E23]-[.F23])" office:value-type="float" office:value="0.40336" calcext:value-type="float">
            <text:p>0.40336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24]*[.A$1]+[.B24]*[.B$1]+[.C24]*[.C$1]+[.D24]*[.D$1]" office:value-type="float" office:value="1.077648" calcext:value-type="float">
            <text:p>1.077648</text:p>
          </table:table-cell>
          <table:table-cell table:formula="of:=IF(AND([.F24]&gt;0.5;[.F24]&lt;1.5);1;IF(AND([.F24]&gt;1.5;[.F24]&lt;2.5);2;IF(AND([.F24]&gt;=2.5;[.F24]&lt;3.5);3;-1)))" office:value-type="float" office:value="1" calcext:value-type="float">
            <text:p>1</text:p>
          </table:table-cell>
          <table:table-cell table:formula="of:=ABS([.G24]-[.E24])" office:value-type="float" office:value="0" calcext:value-type="float">
            <text:p>0</text:p>
          </table:table-cell>
          <table:table-cell table:formula="of:=ABS([.E24]-[.F24])" office:value-type="float" office:value="0.0776480000000002" calcext:value-type="float">
            <text:p>0.07764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25]*[.A$1]+[.B25]*[.B$1]+[.C25]*[.C$1]+[.D25]*[.D$1]" office:value-type="float" office:value="1.48921" calcext:value-type="float">
            <text:p>1.48921</text:p>
          </table:table-cell>
          <table:table-cell table:formula="of:=IF(AND([.F25]&gt;0.5;[.F25]&lt;1.5);1;IF(AND([.F25]&gt;1.5;[.F25]&lt;2.5);2;IF(AND([.F25]&gt;=2.5;[.F25]&lt;3.5);3;-1)))" office:value-type="float" office:value="1" calcext:value-type="float">
            <text:p>1</text:p>
          </table:table-cell>
          <table:table-cell table:formula="of:=ABS([.G25]-[.E25])" office:value-type="float" office:value="0" calcext:value-type="float">
            <text:p>0</text:p>
          </table:table-cell>
          <table:table-cell table:formula="of:=ABS([.E25]-[.F25])" office:value-type="float" office:value="0.48921" calcext:value-type="float">
            <text:p>0.48921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26]*[.A$1]+[.B26]*[.B$1]+[.C26]*[.C$1]+[.D26]*[.D$1]" office:value-type="float" office:value="1.055212" calcext:value-type="float">
            <text:p>1.055212</text:p>
          </table:table-cell>
          <table:table-cell table:formula="of:=IF(AND([.F26]&gt;0.5;[.F26]&lt;1.5);1;IF(AND([.F26]&gt;1.5;[.F26]&lt;2.5);2;IF(AND([.F26]&gt;=2.5;[.F26]&lt;3.5);3;-1)))" office:value-type="float" office:value="1" calcext:value-type="float">
            <text:p>1</text:p>
          </table:table-cell>
          <table:table-cell table:formula="of:=ABS([.G26]-[.E26])" office:value-type="float" office:value="0" calcext:value-type="float">
            <text:p>0</text:p>
          </table:table-cell>
          <table:table-cell table:formula="of:=ABS([.E26]-[.F26])" office:value-type="float" office:value="0.055212" calcext:value-type="float">
            <text:p>0.0552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27]*[.A$1]+[.B27]*[.B$1]+[.C27]*[.C$1]+[.D27]*[.D$1]" office:value-type="float" office:value="0.817352" calcext:value-type="float">
            <text:p>0.817352</text:p>
          </table:table-cell>
          <table:table-cell table:formula="of:=IF(AND([.F27]&gt;0.5;[.F27]&lt;1.5);1;IF(AND([.F27]&gt;1.5;[.F27]&lt;2.5);2;IF(AND([.F27]&gt;=2.5;[.F27]&lt;3.5);3;-1)))" office:value-type="float" office:value="1" calcext:value-type="float">
            <text:p>1</text:p>
          </table:table-cell>
          <table:table-cell table:formula="of:=ABS([.G27]-[.E27])" office:value-type="float" office:value="0" calcext:value-type="float">
            <text:p>0</text:p>
          </table:table-cell>
          <table:table-cell table:formula="of:=ABS([.E27]-[.F27])" office:value-type="float" office:value="0.182648" calcext:value-type="float">
            <text:p>0.18264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A28]*[.A$1]+[.B28]*[.B$1]+[.C28]*[.C$1]+[.D28]*[.D$1]" office:value-type="float" office:value="1.220884" calcext:value-type="float">
            <text:p>1.220884</text:p>
          </table:table-cell>
          <table:table-cell table:formula="of:=IF(AND([.F28]&gt;0.5;[.F28]&lt;1.5);1;IF(AND([.F28]&gt;1.5;[.F28]&lt;2.5);2;IF(AND([.F28]&gt;=2.5;[.F28]&lt;3.5);3;-1)))" office:value-type="float" office:value="1" calcext:value-type="float">
            <text:p>1</text:p>
          </table:table-cell>
          <table:table-cell table:formula="of:=ABS([.G28]-[.E28])" office:value-type="float" office:value="0" calcext:value-type="float">
            <text:p>0</text:p>
          </table:table-cell>
          <table:table-cell table:formula="of:=ABS([.E28]-[.F28])" office:value-type="float" office:value="0.220884" calcext:value-type="float">
            <text:p>0.22088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29]*[.A$1]+[.B29]*[.B$1]+[.C29]*[.C$1]+[.D29]*[.D$1]" office:value-type="float" office:value="1.313058" calcext:value-type="float">
            <text:p>1.313058</text:p>
          </table:table-cell>
          <table:table-cell table:formula="of:=IF(AND([.F29]&gt;0.5;[.F29]&lt;1.5);1;IF(AND([.F29]&gt;1.5;[.F29]&lt;2.5);2;IF(AND([.F29]&gt;=2.5;[.F29]&lt;3.5);3;-1)))" office:value-type="float" office:value="1" calcext:value-type="float">
            <text:p>1</text:p>
          </table:table-cell>
          <table:table-cell table:formula="of:=ABS([.G29]-[.E29])" office:value-type="float" office:value="0" calcext:value-type="float">
            <text:p>0</text:p>
          </table:table-cell>
          <table:table-cell table:formula="of:=ABS([.E29]-[.F29])" office:value-type="float" office:value="0.313058" calcext:value-type="float">
            <text:p>0.3130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0]*[.A$1]+[.B30]*[.B$1]+[.C30]*[.C$1]+[.D30]*[.D$1]" office:value-type="float" office:value="1.435636" calcext:value-type="float">
            <text:p>1.435636</text:p>
          </table:table-cell>
          <table:table-cell table:formula="of:=IF(AND([.F30]&gt;0.5;[.F30]&lt;1.5);1;IF(AND([.F30]&gt;1.5;[.F30]&lt;2.5);2;IF(AND([.F30]&gt;=2.5;[.F30]&lt;3.5);3;-1)))" office:value-type="float" office:value="1" calcext:value-type="float">
            <text:p>1</text:p>
          </table:table-cell>
          <table:table-cell table:formula="of:=ABS([.G30]-[.E30])" office:value-type="float" office:value="0" calcext:value-type="float">
            <text:p>0</text:p>
          </table:table-cell>
          <table:table-cell table:formula="of:=ABS([.E30]-[.F30])" office:value-type="float" office:value="0.435636" calcext:value-type="float">
            <text:p>0.435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31]*[.A$1]+[.B31]*[.B$1]+[.C31]*[.C$1]+[.D31]*[.D$1]" office:value-type="float" office:value="1.164108" calcext:value-type="float">
            <text:p>1.164108</text:p>
          </table:table-cell>
          <table:table-cell table:formula="of:=IF(AND([.F31]&gt;0.5;[.F31]&lt;1.5);1;IF(AND([.F31]&gt;1.5;[.F31]&lt;2.5);2;IF(AND([.F31]&gt;=2.5;[.F31]&lt;3.5);3;-1)))" office:value-type="float" office:value="1" calcext:value-type="float">
            <text:p>1</text:p>
          </table:table-cell>
          <table:table-cell table:formula="of:=ABS([.G31]-[.E31])" office:value-type="float" office:value="0" calcext:value-type="float">
            <text:p>0</text:p>
          </table:table-cell>
          <table:table-cell table:formula="of:=ABS([.E31]-[.F31])" office:value-type="float" office:value="0.164108" calcext:value-type="float">
            <text:p>0.16410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2]*[.A$1]+[.B32]*[.B$1]+[.C32]*[.C$1]+[.D32]*[.D$1]" office:value-type="float" office:value="1.29301" calcext:value-type="float">
            <text:p>1.29301</text:p>
          </table:table-cell>
          <table:table-cell table:formula="of:=IF(AND([.F32]&gt;0.5;[.F32]&lt;1.5);1;IF(AND([.F32]&gt;1.5;[.F32]&lt;2.5);2;IF(AND([.F32]&gt;=2.5;[.F32]&lt;3.5);3;-1)))" office:value-type="float" office:value="1" calcext:value-type="float">
            <text:p>1</text:p>
          </table:table-cell>
          <table:table-cell table:formula="of:=ABS([.G32]-[.E32])" office:value-type="float" office:value="0" calcext:value-type="float">
            <text:p>0</text:p>
          </table:table-cell>
          <table:table-cell table:formula="of:=ABS([.E32]-[.F32])" office:value-type="float" office:value="0.29301" calcext:value-type="float">
            <text:p>0.2930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3]*[.A$1]+[.B33]*[.B$1]+[.C33]*[.C$1]+[.D33]*[.D$1]" office:value-type="float" office:value="1.293396" calcext:value-type="float">
            <text:p>1.293396</text:p>
          </table:table-cell>
          <table:table-cell table:formula="of:=IF(AND([.F33]&gt;0.5;[.F33]&lt;1.5);1;IF(AND([.F33]&gt;1.5;[.F33]&lt;2.5);2;IF(AND([.F33]&gt;=2.5;[.F33]&lt;3.5);3;-1)))" office:value-type="float" office:value="1" calcext:value-type="float">
            <text:p>1</text:p>
          </table:table-cell>
          <table:table-cell table:formula="of:=ABS([.G33]-[.E33])" office:value-type="float" office:value="0" calcext:value-type="float">
            <text:p>0</text:p>
          </table:table-cell>
          <table:table-cell table:formula="of:=ABS([.E33]-[.F33])" office:value-type="float" office:value="0.293396" calcext:value-type="float">
            <text:p>0.29339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4]*[.A$1]+[.B34]*[.B$1]+[.C34]*[.C$1]+[.D34]*[.D$1]" office:value-type="float" office:value="1.234618" calcext:value-type="float">
            <text:p>1.234618</text:p>
          </table:table-cell>
          <table:table-cell table:formula="of:=IF(AND([.F34]&gt;0.5;[.F34]&lt;1.5);1;IF(AND([.F34]&gt;1.5;[.F34]&lt;2.5);2;IF(AND([.F34]&gt;=2.5;[.F34]&lt;3.5);3;-1)))" office:value-type="float" office:value="1" calcext:value-type="float">
            <text:p>1</text:p>
          </table:table-cell>
          <table:table-cell table:formula="of:=ABS([.G34]-[.E34])" office:value-type="float" office:value="0" calcext:value-type="float">
            <text:p>0</text:p>
          </table:table-cell>
          <table:table-cell table:formula="of:=ABS([.E34]-[.F34])" office:value-type="float" office:value="0.234618" calcext:value-type="float">
            <text:p>0.23461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5]*[.A$1]+[.B35]*[.B$1]+[.C35]*[.C$1]+[.D35]*[.D$1]" office:value-type="float" office:value="1.314216" calcext:value-type="float">
            <text:p>1.314216</text:p>
          </table:table-cell>
          <table:table-cell table:formula="of:=IF(AND([.F35]&gt;0.5;[.F35]&lt;1.5);1;IF(AND([.F35]&gt;1.5;[.F35]&lt;2.5);2;IF(AND([.F35]&gt;=2.5;[.F35]&lt;3.5);3;-1)))" office:value-type="float" office:value="1" calcext:value-type="float">
            <text:p>1</text:p>
          </table:table-cell>
          <table:table-cell table:formula="of:=ABS([.G35]-[.E35])" office:value-type="float" office:value="0" calcext:value-type="float">
            <text:p>0</text:p>
          </table:table-cell>
          <table:table-cell table:formula="of:=ABS([.E35]-[.F35])" office:value-type="float" office:value="0.314216" calcext:value-type="float">
            <text:p>0.31421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36]*[.A$1]+[.B36]*[.B$1]+[.C36]*[.C$1]+[.D36]*[.D$1]" office:value-type="float" office:value="1.294006" calcext:value-type="float">
            <text:p>1.294006</text:p>
          </table:table-cell>
          <table:table-cell table:formula="of:=IF(AND([.F36]&gt;0.5;[.F36]&lt;1.5);1;IF(AND([.F36]&gt;1.5;[.F36]&lt;2.5);2;IF(AND([.F36]&gt;=2.5;[.F36]&lt;3.5);3;-1)))" office:value-type="float" office:value="1" calcext:value-type="float">
            <text:p>1</text:p>
          </table:table-cell>
          <table:table-cell table:formula="of:=ABS([.G36]-[.E36])" office:value-type="float" office:value="0" calcext:value-type="float">
            <text:p>0</text:p>
          </table:table-cell>
          <table:table-cell table:formula="of:=ABS([.E36]-[.F36])" office:value-type="float" office:value="0.294006" calcext:value-type="float">
            <text:p>0.29400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37]*[.A$1]+[.B37]*[.B$1]+[.C37]*[.C$1]+[.D37]*[.D$1]" office:value-type="float" office:value="1.126566" calcext:value-type="float">
            <text:p>1.126566</text:p>
          </table:table-cell>
          <table:table-cell table:formula="of:=IF(AND([.F37]&gt;0.5;[.F37]&lt;1.5);1;IF(AND([.F37]&gt;1.5;[.F37]&lt;2.5);2;IF(AND([.F37]&gt;=2.5;[.F37]&lt;3.5);3;-1)))" office:value-type="float" office:value="1" calcext:value-type="float">
            <text:p>1</text:p>
          </table:table-cell>
          <table:table-cell table:formula="of:=ABS([.G37]-[.E37])" office:value-type="float" office:value="0" calcext:value-type="float">
            <text:p>0</text:p>
          </table:table-cell>
          <table:table-cell table:formula="of:=ABS([.E37]-[.F37])" office:value-type="float" office:value="0.126566000000001" calcext:value-type="float">
            <text:p>0.1265660000000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38]*[.A$1]+[.B38]*[.B$1]+[.C38]*[.C$1]+[.D38]*[.D$1]" office:value-type="float" office:value="1.116654" calcext:value-type="float">
            <text:p>1.116654</text:p>
          </table:table-cell>
          <table:table-cell table:formula="of:=IF(AND([.F38]&gt;0.5;[.F38]&lt;1.5);1;IF(AND([.F38]&gt;1.5;[.F38]&lt;2.5);2;IF(AND([.F38]&gt;=2.5;[.F38]&lt;3.5);3;-1)))" office:value-type="float" office:value="1" calcext:value-type="float">
            <text:p>1</text:p>
          </table:table-cell>
          <table:table-cell table:formula="of:=ABS([.G38]-[.E38])" office:value-type="float" office:value="0" calcext:value-type="float">
            <text:p>0</text:p>
          </table:table-cell>
          <table:table-cell table:formula="of:=ABS([.E38]-[.F38])" office:value-type="float" office:value="0.116654" calcext:value-type="float">
            <text:p>0.11665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39]*[.A$1]+[.B39]*[.B$1]+[.C39]*[.C$1]+[.D39]*[.D$1]" office:value-type="float" office:value="1.37886" calcext:value-type="float">
            <text:p>1.37886</text:p>
          </table:table-cell>
          <table:table-cell table:formula="of:=IF(AND([.F39]&gt;0.5;[.F39]&lt;1.5);1;IF(AND([.F39]&gt;1.5;[.F39]&lt;2.5);2;IF(AND([.F39]&gt;=2.5;[.F39]&lt;3.5);3;-1)))" office:value-type="float" office:value="1" calcext:value-type="float">
            <text:p>1</text:p>
          </table:table-cell>
          <table:table-cell table:formula="of:=ABS([.G39]-[.E39])" office:value-type="float" office:value="0" calcext:value-type="float">
            <text:p>0</text:p>
          </table:table-cell>
          <table:table-cell table:formula="of:=ABS([.E39]-[.F39])" office:value-type="float" office:value="0.37886" calcext:value-type="float">
            <text:p>0.37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0]*[.A$1]+[.B40]*[.B$1]+[.C40]*[.C$1]+[.D40]*[.D$1]" office:value-type="float" office:value="1.210524" calcext:value-type="float">
            <text:p>1.210524</text:p>
          </table:table-cell>
          <table:table-cell table:formula="of:=IF(AND([.F40]&gt;0.5;[.F40]&lt;1.5);1;IF(AND([.F40]&gt;1.5;[.F40]&lt;2.5);2;IF(AND([.F40]&gt;=2.5;[.F40]&lt;3.5);3;-1)))" office:value-type="float" office:value="1" calcext:value-type="float">
            <text:p>1</text:p>
          </table:table-cell>
          <table:table-cell table:formula="of:=ABS([.G40]-[.E40])" office:value-type="float" office:value="0" calcext:value-type="float">
            <text:p>0</text:p>
          </table:table-cell>
          <table:table-cell table:formula="of:=ABS([.E40]-[.F40])" office:value-type="float" office:value="0.210524" calcext:value-type="float">
            <text:p>0.21052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1]*[.A$1]+[.B41]*[.B$1]+[.C41]*[.C$1]+[.D41]*[.D$1]" office:value-type="float" office:value="1.343696" calcext:value-type="float">
            <text:p>1.343696</text:p>
          </table:table-cell>
          <table:table-cell table:formula="of:=IF(AND([.F41]&gt;0.5;[.F41]&lt;1.5);1;IF(AND([.F41]&gt;1.5;[.F41]&lt;2.5);2;IF(AND([.F41]&gt;=2.5;[.F41]&lt;3.5);3;-1)))" office:value-type="float" office:value="1" calcext:value-type="float">
            <text:p>1</text:p>
          </table:table-cell>
          <table:table-cell table:formula="of:=ABS([.G41]-[.E41])" office:value-type="float" office:value="0" calcext:value-type="float">
            <text:p>0</text:p>
          </table:table-cell>
          <table:table-cell table:formula="of:=ABS([.E41]-[.F41])" office:value-type="float" office:value="0.343696" calcext:value-type="float">
            <text:p>0.34369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A42]*[.A$1]+[.B42]*[.B$1]+[.C42]*[.C$1]+[.D42]*[.D$1]" office:value-type="float" office:value="1.37886" calcext:value-type="float">
            <text:p>1.37886</text:p>
          </table:table-cell>
          <table:table-cell table:formula="of:=IF(AND([.F42]&gt;0.5;[.F42]&lt;1.5);1;IF(AND([.F42]&gt;1.5;[.F42]&lt;2.5);2;IF(AND([.F42]&gt;=2.5;[.F42]&lt;3.5);3;-1)))" office:value-type="float" office:value="1" calcext:value-type="float">
            <text:p>1</text:p>
          </table:table-cell>
          <table:table-cell table:formula="of:=ABS([.G42]-[.E42])" office:value-type="float" office:value="0" calcext:value-type="float">
            <text:p>0</text:p>
          </table:table-cell>
          <table:table-cell table:formula="of:=ABS([.E42]-[.F42])" office:value-type="float" office:value="0.37886" calcext:value-type="float">
            <text:p>0.378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3]*[.A$1]+[.B43]*[.B$1]+[.C43]*[.C$1]+[.D43]*[.D$1]" office:value-type="float" office:value="1.072534" calcext:value-type="float">
            <text:p>1.072534</text:p>
          </table:table-cell>
          <table:table-cell table:formula="of:=IF(AND([.F43]&gt;0.5;[.F43]&lt;1.5);1;IF(AND([.F43]&gt;1.5;[.F43]&lt;2.5);2;IF(AND([.F43]&gt;=2.5;[.F43]&lt;3.5);3;-1)))" office:value-type="float" office:value="1" calcext:value-type="float">
            <text:p>1</text:p>
          </table:table-cell>
          <table:table-cell table:formula="of:=ABS([.G43]-[.E43])" office:value-type="float" office:value="0" calcext:value-type="float">
            <text:p>0</text:p>
          </table:table-cell>
          <table:table-cell table:formula="of:=ABS([.E43]-[.F43])" office:value-type="float" office:value="0.0725340000000001" calcext:value-type="float">
            <text:p>0.07253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4]*[.A$1]+[.B44]*[.B$1]+[.C44]*[.C$1]+[.D44]*[.D$1]" office:value-type="float" office:value="1.288964" calcext:value-type="float">
            <text:p>1.288964</text:p>
          </table:table-cell>
          <table:table-cell table:formula="of:=IF(AND([.F44]&gt;0.5;[.F44]&lt;1.5);1;IF(AND([.F44]&gt;1.5;[.F44]&lt;2.5);2;IF(AND([.F44]&gt;=2.5;[.F44]&lt;3.5);3;-1)))" office:value-type="float" office:value="1" calcext:value-type="float">
            <text:p>1</text:p>
          </table:table-cell>
          <table:table-cell table:formula="of:=ABS([.G44]-[.E44])" office:value-type="float" office:value="0" calcext:value-type="float">
            <text:p>0</text:p>
          </table:table-cell>
          <table:table-cell table:formula="of:=ABS([.E44]-[.F44])" office:value-type="float" office:value="0.288964" calcext:value-type="float">
            <text:p>0.288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45]*[.A$1]+[.B45]*[.B$1]+[.C45]*[.C$1]+[.D45]*[.D$1]" office:value-type="float" office:value="1.074374" calcext:value-type="float">
            <text:p>1.074374</text:p>
          </table:table-cell>
          <table:table-cell table:formula="of:=IF(AND([.F45]&gt;0.5;[.F45]&lt;1.5);1;IF(AND([.F45]&gt;1.5;[.F45]&lt;2.5);2;IF(AND([.F45]&gt;=2.5;[.F45]&lt;3.5);3;-1)))" office:value-type="float" office:value="1" calcext:value-type="float">
            <text:p>1</text:p>
          </table:table-cell>
          <table:table-cell table:formula="of:=ABS([.G45]-[.E45])" office:value-type="float" office:value="0" calcext:value-type="float">
            <text:p>0</text:p>
          </table:table-cell>
          <table:table-cell table:formula="of:=ABS([.E45]-[.F45])" office:value-type="float" office:value="0.0743739999999997" calcext:value-type="float">
            <text:p>0.07437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46]*[.A$1]+[.B46]*[.B$1]+[.C46]*[.C$1]+[.D46]*[.D$1]" office:value-type="float" office:value="1.318576" calcext:value-type="float">
            <text:p>1.318576</text:p>
          </table:table-cell>
          <table:table-cell table:formula="of:=IF(AND([.F46]&gt;0.5;[.F46]&lt;1.5);1;IF(AND([.F46]&gt;1.5;[.F46]&lt;2.5);2;IF(AND([.F46]&gt;=2.5;[.F46]&lt;3.5);3;-1)))" office:value-type="float" office:value="1" calcext:value-type="float">
            <text:p>1</text:p>
          </table:table-cell>
          <table:table-cell table:formula="of:=ABS([.G46]-[.E46])" office:value-type="float" office:value="0" calcext:value-type="float">
            <text:p>0</text:p>
          </table:table-cell>
          <table:table-cell table:formula="of:=ABS([.E46]-[.F46])" office:value-type="float" office:value="0.318576" calcext:value-type="float">
            <text:p>0.31857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47]*[.A$1]+[.B47]*[.B$1]+[.C47]*[.C$1]+[.D47]*[.D$1]" office:value-type="float" office:value="0.996982" calcext:value-type="float">
            <text:p>0.996982</text:p>
          </table:table-cell>
          <table:table-cell table:formula="of:=IF(AND([.F47]&gt;0.5;[.F47]&lt;1.5);1;IF(AND([.F47]&gt;1.5;[.F47]&lt;2.5);2;IF(AND([.F47]&gt;=2.5;[.F47]&lt;3.5);3;-1)))" office:value-type="float" office:value="1" calcext:value-type="float">
            <text:p>1</text:p>
          </table:table-cell>
          <table:table-cell table:formula="of:=ABS([.G47]-[.E47])" office:value-type="float" office:value="0" calcext:value-type="float">
            <text:p>0</text:p>
          </table:table-cell>
          <table:table-cell table:formula="of:=ABS([.E47]-[.F47])" office:value-type="float" office:value="0.00301799999999997" calcext:value-type="float">
            <text:p>0.003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[.A48]*[.A$1]+[.B48]*[.B$1]+[.C48]*[.C$1]+[.D48]*[.D$1]" office:value-type="float" office:value="1.005908" calcext:value-type="float">
            <text:p>1.005908</text:p>
          </table:table-cell>
          <table:table-cell table:formula="of:=IF(AND([.F48]&gt;0.5;[.F48]&lt;1.5);1;IF(AND([.F48]&gt;1.5;[.F48]&lt;2.5);2;IF(AND([.F48]&gt;=2.5;[.F48]&lt;3.5);3;-1)))" office:value-type="float" office:value="1" calcext:value-type="float">
            <text:p>1</text:p>
          </table:table-cell>
          <table:table-cell table:formula="of:=ABS([.G48]-[.E48])" office:value-type="float" office:value="0" calcext:value-type="float">
            <text:p>0</text:p>
          </table:table-cell>
          <table:table-cell table:formula="of:=ABS([.E48]-[.F48])" office:value-type="float" office:value="0.0059079999999998" calcext:value-type="float">
            <text:p>0.005908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[.A49]*[.A$1]+[.B49]*[.B$1]+[.C49]*[.C$1]+[.D49]*[.D$1]" office:value-type="float" office:value="1.166996" calcext:value-type="float">
            <text:p>1.166996</text:p>
          </table:table-cell>
          <table:table-cell table:formula="of:=IF(AND([.F49]&gt;0.5;[.F49]&lt;1.5);1;IF(AND([.F49]&gt;1.5;[.F49]&lt;2.5);2;IF(AND([.F49]&gt;=2.5;[.F49]&lt;3.5);3;-1)))" office:value-type="float" office:value="1" calcext:value-type="float">
            <text:p>1</text:p>
          </table:table-cell>
          <table:table-cell table:formula="of:=ABS([.G49]-[.E49])" office:value-type="float" office:value="0" calcext:value-type="float">
            <text:p>0</text:p>
          </table:table-cell>
          <table:table-cell table:formula="of:=ABS([.E49]-[.F49])" office:value-type="float" office:value="0.166996" calcext:value-type="float">
            <text:p>0.16699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formula="of:=[.A50]*[.A$1]+[.B50]*[.B$1]+[.C50]*[.C$1]+[.D50]*[.D$1]" office:value-type="float" office:value="1.217" calcext:value-type="float">
            <text:p>1.217</text:p>
          </table:table-cell>
          <table:table-cell table:formula="of:=IF(AND([.F50]&gt;0.5;[.F50]&lt;1.5);1;IF(AND([.F50]&gt;1.5;[.F50]&lt;2.5);2;IF(AND([.F50]&gt;=2.5;[.F50]&lt;3.5);3;-1)))" office:value-type="float" office:value="1" calcext:value-type="float">
            <text:p>1</text:p>
          </table:table-cell>
          <table:table-cell table:formula="of:=ABS([.G50]-[.E50])" office:value-type="float" office:value="0" calcext:value-type="float">
            <text:p>0</text:p>
          </table:table-cell>
          <table:table-cell table:formula="of:=ABS([.E50]-[.F50])"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51]*[.A$1]+[.B51]*[.B$1]+[.C51]*[.C$1]+[.D51]*[.D$1]" office:value-type="float" office:value="1.17525" calcext:value-type="float">
            <text:p>1.17525</text:p>
          </table:table-cell>
          <table:table-cell table:formula="of:=IF(AND([.F51]&gt;0.5;[.F51]&lt;1.5);1;IF(AND([.F51]&gt;1.5;[.F51]&lt;2.5);2;IF(AND([.F51]&gt;=2.5;[.F51]&lt;3.5);3;-1)))" office:value-type="float" office:value="1" calcext:value-type="float">
            <text:p>1</text:p>
          </table:table-cell>
          <table:table-cell table:formula="of:=ABS([.G51]-[.E51])" office:value-type="float" office:value="0" calcext:value-type="float">
            <text:p>0</text:p>
          </table:table-cell>
          <table:table-cell table:formula="of:=ABS([.E51]-[.F51])" office:value-type="float" office:value="0.17525" calcext:value-type="float">
            <text:p>0.17525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52]*[.A$1]+[.B52]*[.B$1]+[.C52]*[.C$1]+[.D52]*[.D$1]" office:value-type="float" office:value="1.118016" calcext:value-type="float">
            <text:p>1.118016</text:p>
          </table:table-cell>
          <table:table-cell table:formula="of:=IF(AND([.F52]&gt;0.5;[.F52]&lt;1.5);1;IF(AND([.F52]&gt;1.5;[.F52]&lt;2.5);2;IF(AND([.F52]&gt;=2.5;[.F52]&lt;3.5);3;-1)))" office:value-type="float" office:value="1" calcext:value-type="float">
            <text:p>1</text:p>
          </table:table-cell>
          <table:table-cell table:formula="of:=ABS([.G52]-[.E52])" office:value-type="float" office:value="0" calcext:value-type="float">
            <text:p>0</text:p>
          </table:table-cell>
          <table:table-cell table:formula="of:=ABS([.E52]-[.F52])" office:value-type="float" office:value="0.118016" calcext:value-type="float">
            <text:p>0.11801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53]*[.A$1]+[.B53]*[.B$1]+[.C53]*[.C$1]+[.D53]*[.D$1]" office:value-type="float" office:value="1.25928" calcext:value-type="float">
            <text:p>1.25928</text:p>
          </table:table-cell>
          <table:table-cell table:formula="of:=IF(AND([.F53]&gt;0.5;[.F53]&lt;1.5);1;IF(AND([.F53]&gt;1.5;[.F53]&lt;2.5);2;IF(AND([.F53]&gt;=2.5;[.F53]&lt;3.5);3;-1)))" office:value-type="float" office:value="1" calcext:value-type="float">
            <text:p>1</text:p>
          </table:table-cell>
          <table:table-cell table:formula="of:=ABS([.G53]-[.E53])" office:value-type="float" office:value="0" calcext:value-type="float">
            <text:p>0</text:p>
          </table:table-cell>
          <table:table-cell table:formula="of:=ABS([.E53]-[.F53])" office:value-type="float" office:value="0.25928" calcext:value-type="float">
            <text:p>0.259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formula="of:=[.A54]*[.A$1]+[.B54]*[.B$1]+[.C54]*[.C$1]+[.D54]*[.D$1]" office:value-type="float" office:value="1.247528" calcext:value-type="float">
            <text:p>1.247528</text:p>
          </table:table-cell>
          <table:table-cell table:formula="of:=IF(AND([.F54]&gt;0.5;[.F54]&lt;1.5);1;IF(AND([.F54]&gt;1.5;[.F54]&lt;2.5);2;IF(AND([.F54]&gt;=2.5;[.F54]&lt;3.5);3;-1)))" office:value-type="float" office:value="1" calcext:value-type="float">
            <text:p>1</text:p>
          </table:table-cell>
          <table:table-cell table:formula="of:=ABS([.G54]-[.E54])" office:value-type="float" office:value="0" calcext:value-type="float">
            <text:p>0</text:p>
          </table:table-cell>
          <table:table-cell table:formula="of:=ABS([.E54]-[.F54])" office:value-type="float" office:value="0.247528" calcext:value-type="float">
            <text:p>0.247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55]*[.A$1]+[.B55]*[.B$1]+[.C55]*[.C$1]+[.D55]*[.D$1]" office:value-type="float" office:value="2.63307" calcext:value-type="float">
            <text:p>2.63307</text:p>
          </table:table-cell>
          <table:table-cell table:formula="of:=IF(AND([.F55]&gt;0.5;[.F55]&lt;1.5);1;IF(AND([.F55]&gt;1.5;[.F55]&lt;2.5);2;IF(AND([.F55]&gt;=2.5;[.F55]&lt;3.5);3;-1)))" office:value-type="float" office:value="3" calcext:value-type="float">
            <text:p>3</text:p>
          </table:table-cell>
          <table:table-cell table:formula="of:=ABS([.G55]-[.E55])" office:value-type="float" office:value="1" calcext:value-type="float">
            <text:p>1</text:p>
          </table:table-cell>
          <table:table-cell table:formula="of:=ABS([.E55]-[.F55])" office:value-type="float" office:value="0.63307" calcext:value-type="float">
            <text:p>0.6330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56]*[.A$1]+[.B56]*[.B$1]+[.C56]*[.C$1]+[.D56]*[.D$1]" office:value-type="float" office:value="2.247146" calcext:value-type="float">
            <text:p>2.247146</text:p>
          </table:table-cell>
          <table:table-cell table:formula="of:=IF(AND([.F56]&gt;0.5;[.F56]&lt;1.5);1;IF(AND([.F56]&gt;1.5;[.F56]&lt;2.5);2;IF(AND([.F56]&gt;=2.5;[.F56]&lt;3.5);3;-1)))" office:value-type="float" office:value="2" calcext:value-type="float">
            <text:p>2</text:p>
          </table:table-cell>
          <table:table-cell table:formula="of:=ABS([.G56]-[.E56])" office:value-type="float" office:value="0" calcext:value-type="float">
            <text:p>0</text:p>
          </table:table-cell>
          <table:table-cell table:formula="of:=ABS([.E56]-[.F56])" office:value-type="float" office:value="0.247146" calcext:value-type="float">
            <text:p>0.24714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57]*[.A$1]+[.B57]*[.B$1]+[.C57]*[.C$1]+[.D57]*[.D$1]" office:value-type="float" office:value="2.643592" calcext:value-type="float">
            <text:p>2.643592</text:p>
          </table:table-cell>
          <table:table-cell table:formula="of:=IF(AND([.F57]&gt;0.5;[.F57]&lt;1.5);1;IF(AND([.F57]&gt;1.5;[.F57]&lt;2.5);2;IF(AND([.F57]&gt;=2.5;[.F57]&lt;3.5);3;-1)))" office:value-type="float" office:value="3" calcext:value-type="float">
            <text:p>3</text:p>
          </table:table-cell>
          <table:table-cell table:formula="of:=ABS([.G57]-[.E57])" office:value-type="float" office:value="1" calcext:value-type="float">
            <text:p>1</text:p>
          </table:table-cell>
          <table:table-cell table:formula="of:=ABS([.E57]-[.F57])" office:value-type="float" office:value="0.643592" calcext:value-type="float">
            <text:p>0.64359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58]*[.A$1]+[.B58]*[.B$1]+[.C58]*[.C$1]+[.D58]*[.D$1]" office:value-type="float" office:value="2.144206" calcext:value-type="float">
            <text:p>2.144206</text:p>
          </table:table-cell>
          <table:table-cell table:formula="of:=IF(AND([.F58]&gt;0.5;[.F58]&lt;1.5);1;IF(AND([.F58]&gt;1.5;[.F58]&lt;2.5);2;IF(AND([.F58]&gt;=2.5;[.F58]&lt;3.5);3;-1)))" office:value-type="float" office:value="2" calcext:value-type="float">
            <text:p>2</text:p>
          </table:table-cell>
          <table:table-cell table:formula="of:=ABS([.G58]-[.E58])" office:value-type="float" office:value="0" calcext:value-type="float">
            <text:p>0</text:p>
          </table:table-cell>
          <table:table-cell table:formula="of:=ABS([.E58]-[.F58])" office:value-type="float" office:value="0.144206000000001" calcext:value-type="float">
            <text:p>0.144206000000001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59]*[.A$1]+[.B59]*[.B$1]+[.C59]*[.C$1]+[.D59]*[.D$1]" office:value-type="float" office:value="2.477462" calcext:value-type="float">
            <text:p>2.477462</text:p>
          </table:table-cell>
          <table:table-cell table:formula="of:=IF(AND([.F59]&gt;0.5;[.F59]&lt;1.5);1;IF(AND([.F59]&gt;1.5;[.F59]&lt;2.5);2;IF(AND([.F59]&gt;=2.5;[.F59]&lt;3.5);3;-1)))" office:value-type="float" office:value="2" calcext:value-type="float">
            <text:p>2</text:p>
          </table:table-cell>
          <table:table-cell table:formula="of:=ABS([.G59]-[.E59])" office:value-type="float" office:value="0" calcext:value-type="float">
            <text:p>0</text:p>
          </table:table-cell>
          <table:table-cell table:formula="of:=ABS([.E59]-[.F59])" office:value-type="float" office:value="0.477462" calcext:value-type="float">
            <text:p>0.47746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60]*[.A$1]+[.B60]*[.B$1]+[.C60]*[.C$1]+[.D60]*[.D$1]" office:value-type="float" office:value="2.22592" calcext:value-type="float">
            <text:p>2.22592</text:p>
          </table:table-cell>
          <table:table-cell table:formula="of:=IF(AND([.F60]&gt;0.5;[.F60]&lt;1.5);1;IF(AND([.F60]&gt;1.5;[.F60]&lt;2.5);2;IF(AND([.F60]&gt;=2.5;[.F60]&lt;3.5);3;-1)))" office:value-type="float" office:value="2" calcext:value-type="float">
            <text:p>2</text:p>
          </table:table-cell>
          <table:table-cell table:formula="of:=ABS([.G60]-[.E60])" office:value-type="float" office:value="0" calcext:value-type="float">
            <text:p>0</text:p>
          </table:table-cell>
          <table:table-cell table:formula="of:=ABS([.E60]-[.F60])" office:value-type="float" office:value="0.22592" calcext:value-type="float">
            <text:p>0.2259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[.A61]*[.A$1]+[.B61]*[.B$1]+[.C61]*[.C$1]+[.D61]*[.D$1]" office:value-type="float" office:value="2.182116" calcext:value-type="float">
            <text:p>2.182116</text:p>
          </table:table-cell>
          <table:table-cell table:formula="of:=IF(AND([.F61]&gt;0.5;[.F61]&lt;1.5);1;IF(AND([.F61]&gt;1.5;[.F61]&lt;2.5);2;IF(AND([.F61]&gt;=2.5;[.F61]&lt;3.5);3;-1)))" office:value-type="float" office:value="2" calcext:value-type="float">
            <text:p>2</text:p>
          </table:table-cell>
          <table:table-cell table:formula="of:=ABS([.G61]-[.E61])" office:value-type="float" office:value="0" calcext:value-type="float">
            <text:p>0</text:p>
          </table:table-cell>
          <table:table-cell table:formula="of:=ABS([.E61]-[.F61])" office:value-type="float" office:value="0.182116" calcext:value-type="float">
            <text:p>0.182116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62]*[.A$1]+[.B62]*[.B$1]+[.C62]*[.C$1]+[.D62]*[.D$1]" office:value-type="float" office:value="1.774404" calcext:value-type="float">
            <text:p>1.774404</text:p>
          </table:table-cell>
          <table:table-cell table:formula="of:=IF(AND([.F62]&gt;0.5;[.F62]&lt;1.5);1;IF(AND([.F62]&gt;1.5;[.F62]&lt;2.5);2;IF(AND([.F62]&gt;=2.5;[.F62]&lt;3.5);3;-1)))" office:value-type="float" office:value="2" calcext:value-type="float">
            <text:p>2</text:p>
          </table:table-cell>
          <table:table-cell table:formula="of:=ABS([.G62]-[.E62])" office:value-type="float" office:value="0" calcext:value-type="float">
            <text:p>0</text:p>
          </table:table-cell>
          <table:table-cell table:formula="of:=ABS([.E62]-[.F62])" office:value-type="float" office:value="0.225596" calcext:value-type="float">
            <text:p>0.22559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63]*[.A$1]+[.B63]*[.B$1]+[.C63]*[.C$1]+[.D63]*[.D$1]" office:value-type="float" office:value="2.601932" calcext:value-type="float">
            <text:p>2.601932</text:p>
          </table:table-cell>
          <table:table-cell table:formula="of:=IF(AND([.F63]&gt;0.5;[.F63]&lt;1.5);1;IF(AND([.F63]&gt;1.5;[.F63]&lt;2.5);2;IF(AND([.F63]&gt;=2.5;[.F63]&lt;3.5);3;-1)))" office:value-type="float" office:value="3" calcext:value-type="float">
            <text:p>3</text:p>
          </table:table-cell>
          <table:table-cell table:formula="of:=ABS([.G63]-[.E63])" office:value-type="float" office:value="1" calcext:value-type="float">
            <text:p>1</text:p>
          </table:table-cell>
          <table:table-cell table:formula="of:=ABS([.E63]-[.F63])" office:value-type="float" office:value="0.601932" calcext:value-type="float">
            <text:p>0.60193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64]*[.A$1]+[.B64]*[.B$1]+[.C64]*[.C$1]+[.D64]*[.D$1]" office:value-type="float" office:value="1.770034" calcext:value-type="float">
            <text:p>1.770034</text:p>
          </table:table-cell>
          <table:table-cell table:formula="of:=IF(AND([.F64]&gt;0.5;[.F64]&lt;1.5);1;IF(AND([.F64]&gt;1.5;[.F64]&lt;2.5);2;IF(AND([.F64]&gt;=2.5;[.F64]&lt;3.5);3;-1)))" office:value-type="float" office:value="2" calcext:value-type="float">
            <text:p>2</text:p>
          </table:table-cell>
          <table:table-cell table:formula="of:=ABS([.G64]-[.E64])" office:value-type="float" office:value="0" calcext:value-type="float">
            <text:p>0</text:p>
          </table:table-cell>
          <table:table-cell table:formula="of:=ABS([.E64]-[.F64])" office:value-type="float" office:value="0.229966" calcext:value-type="float">
            <text:p>0.2299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65]*[.A$1]+[.B65]*[.B$1]+[.C65]*[.C$1]+[.D65]*[.D$1]" office:value-type="float" office:value="2.04211" calcext:value-type="float">
            <text:p>2.04211</text:p>
          </table:table-cell>
          <table:table-cell table:formula="of:=IF(AND([.F65]&gt;0.5;[.F65]&lt;1.5);1;IF(AND([.F65]&gt;1.5;[.F65]&lt;2.5);2;IF(AND([.F65]&gt;=2.5;[.F65]&lt;3.5);3;-1)))" office:value-type="float" office:value="2" calcext:value-type="float">
            <text:p>2</text:p>
          </table:table-cell>
          <table:table-cell table:formula="of:=ABS([.G65]-[.E65])" office:value-type="float" office:value="0" calcext:value-type="float">
            <text:p>0</text:p>
          </table:table-cell>
          <table:table-cell table:formula="of:=ABS([.E65]-[.F65])" office:value-type="float" office:value="0.0421099999999997" calcext:value-type="float">
            <text:p>0.0421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66]*[.A$1]+[.B66]*[.B$1]+[.C66]*[.C$1]+[.D66]*[.D$1]" office:value-type="float" office:value="2.001418" calcext:value-type="float">
            <text:p>2.001418</text:p>
          </table:table-cell>
          <table:table-cell table:formula="of:=IF(AND([.F66]&gt;0.5;[.F66]&lt;1.5);1;IF(AND([.F66]&gt;1.5;[.F66]&lt;2.5);2;IF(AND([.F66]&gt;=2.5;[.F66]&lt;3.5);3;-1)))" office:value-type="float" office:value="2" calcext:value-type="float">
            <text:p>2</text:p>
          </table:table-cell>
          <table:table-cell table:formula="of:=ABS([.G66]-[.E66])" office:value-type="float" office:value="0" calcext:value-type="float">
            <text:p>0</text:p>
          </table:table-cell>
          <table:table-cell table:formula="of:=ABS([.E66]-[.F66])" office:value-type="float" office:value="0.00141800000000014" calcext:value-type="float">
            <text:p>0.0014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67]*[.A$1]+[.B67]*[.B$1]+[.C67]*[.C$1]+[.D67]*[.D$1]" office:value-type="float" office:value="2.571728" calcext:value-type="float">
            <text:p>2.571728</text:p>
          </table:table-cell>
          <table:table-cell table:formula="of:=IF(AND([.F67]&gt;0.5;[.F67]&lt;1.5);1;IF(AND([.F67]&gt;1.5;[.F67]&lt;2.5);2;IF(AND([.F67]&gt;=2.5;[.F67]&lt;3.5);3;-1)))" office:value-type="float" office:value="3" calcext:value-type="float">
            <text:p>3</text:p>
          </table:table-cell>
          <table:table-cell table:formula="of:=ABS([.G67]-[.E67])" office:value-type="float" office:value="1" calcext:value-type="float">
            <text:p>1</text:p>
          </table:table-cell>
          <table:table-cell table:formula="of:=ABS([.E67]-[.F67])" office:value-type="float" office:value="0.571728" calcext:value-type="float">
            <text:p>0.571728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68]*[.A$1]+[.B68]*[.B$1]+[.C68]*[.C$1]+[.D68]*[.D$1]" office:value-type="float" office:value="2.37" calcext:value-type="float">
            <text:p>2.37</text:p>
          </table:table-cell>
          <table:table-cell table:formula="of:=IF(AND([.F68]&gt;0.5;[.F68]&lt;1.5);1;IF(AND([.F68]&gt;1.5;[.F68]&lt;2.5);2;IF(AND([.F68]&gt;=2.5;[.F68]&lt;3.5);3;-1)))" office:value-type="float" office:value="2" calcext:value-type="float">
            <text:p>2</text:p>
          </table:table-cell>
          <table:table-cell table:formula="of:=ABS([.G68]-[.E68])" office:value-type="float" office:value="0" calcext:value-type="float">
            <text:p>0</text:p>
          </table:table-cell>
          <table:table-cell table:formula="of:=ABS([.E68]-[.F68])"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69]*[.A$1]+[.B69]*[.B$1]+[.C69]*[.C$1]+[.D69]*[.D$1]" office:value-type="float" office:value="1.809812" calcext:value-type="float">
            <text:p>1.809812</text:p>
          </table:table-cell>
          <table:table-cell table:formula="of:=IF(AND([.F69]&gt;0.5;[.F69]&lt;1.5);1;IF(AND([.F69]&gt;1.5;[.F69]&lt;2.5);2;IF(AND([.F69]&gt;=2.5;[.F69]&lt;3.5);3;-1)))" office:value-type="float" office:value="2" calcext:value-type="float">
            <text:p>2</text:p>
          </table:table-cell>
          <table:table-cell table:formula="of:=ABS([.G69]-[.E69])" office:value-type="float" office:value="0" calcext:value-type="float">
            <text:p>0</text:p>
          </table:table-cell>
          <table:table-cell table:formula="of:=ABS([.E69]-[.F69])" office:value-type="float" office:value="0.190188" calcext:value-type="float">
            <text:p>0.19018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70]*[.A$1]+[.B70]*[.B$1]+[.C70]*[.C$1]+[.D70]*[.D$1]" office:value-type="float" office:value="2.43321" calcext:value-type="float">
            <text:p>2.43321</text:p>
          </table:table-cell>
          <table:table-cell table:formula="of:=IF(AND([.F70]&gt;0.5;[.F70]&lt;1.5);1;IF(AND([.F70]&gt;1.5;[.F70]&lt;2.5);2;IF(AND([.F70]&gt;=2.5;[.F70]&lt;3.5);3;-1)))" office:value-type="float" office:value="2" calcext:value-type="float">
            <text:p>2</text:p>
          </table:table-cell>
          <table:table-cell table:formula="of:=ABS([.G70]-[.E70])" office:value-type="float" office:value="0" calcext:value-type="float">
            <text:p>0</text:p>
          </table:table-cell>
          <table:table-cell table:formula="of:=ABS([.E70]-[.F70])" office:value-type="float" office:value="0.43321" calcext:value-type="float">
            <text:p>0.4332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71]*[.A$1]+[.B71]*[.B$1]+[.C71]*[.C$1]+[.D71]*[.D$1]" office:value-type="float" office:value="1.988122" calcext:value-type="float">
            <text:p>1.988122</text:p>
          </table:table-cell>
          <table:table-cell table:formula="of:=IF(AND([.F71]&gt;0.5;[.F71]&lt;1.5);1;IF(AND([.F71]&gt;1.5;[.F71]&lt;2.5);2;IF(AND([.F71]&gt;=2.5;[.F71]&lt;3.5);3;-1)))" office:value-type="float" office:value="2" calcext:value-type="float">
            <text:p>2</text:p>
          </table:table-cell>
          <table:table-cell table:formula="of:=ABS([.G71]-[.E71])" office:value-type="float" office:value="0" calcext:value-type="float">
            <text:p>0</text:p>
          </table:table-cell>
          <table:table-cell table:formula="of:=ABS([.E71]-[.F71])" office:value-type="float" office:value="0.0118780000000001" calcext:value-type="float">
            <text:p>0.01187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72]*[.A$1]+[.B72]*[.B$1]+[.C72]*[.C$1]+[.D72]*[.D$1]" office:value-type="float" office:value="2.336594" calcext:value-type="float">
            <text:p>2.336594</text:p>
          </table:table-cell>
          <table:table-cell table:formula="of:=IF(AND([.F72]&gt;0.5;[.F72]&lt;1.5);1;IF(AND([.F72]&gt;1.5;[.F72]&lt;2.5);2;IF(AND([.F72]&gt;=2.5;[.F72]&lt;3.5);3;-1)))" office:value-type="float" office:value="2" calcext:value-type="float">
            <text:p>2</text:p>
          </table:table-cell>
          <table:table-cell table:formula="of:=ABS([.G72]-[.E72])" office:value-type="float" office:value="0" calcext:value-type="float">
            <text:p>0</text:p>
          </table:table-cell>
          <table:table-cell table:formula="of:=ABS([.E72]-[.F72])" office:value-type="float" office:value="0.336594" calcext:value-type="float">
            <text:p>0.33659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73]*[.A$1]+[.B73]*[.B$1]+[.C73]*[.C$1]+[.D73]*[.D$1]" office:value-type="float" office:value="2.541262" calcext:value-type="float">
            <text:p>2.541262</text:p>
          </table:table-cell>
          <table:table-cell table:formula="of:=IF(AND([.F73]&gt;0.5;[.F73]&lt;1.5);1;IF(AND([.F73]&gt;1.5;[.F73]&lt;2.5);2;IF(AND([.F73]&gt;=2.5;[.F73]&lt;3.5);3;-1)))" office:value-type="float" office:value="3" calcext:value-type="float">
            <text:p>3</text:p>
          </table:table-cell>
          <table:table-cell table:formula="of:=ABS([.G73]-[.E73])" office:value-type="float" office:value="1" calcext:value-type="float">
            <text:p>1</text:p>
          </table:table-cell>
          <table:table-cell table:formula="of:=ABS([.E73]-[.F73])" office:value-type="float" office:value="0.541262" calcext:value-type="float">
            <text:p>0.54126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formula="of:=[.A74]*[.A$1]+[.B74]*[.B$1]+[.C74]*[.C$1]+[.D74]*[.D$1]" office:value-type="float" office:value="2.19351" calcext:value-type="float">
            <text:p>2.19351</text:p>
          </table:table-cell>
          <table:table-cell table:formula="of:=IF(AND([.F74]&gt;0.5;[.F74]&lt;1.5);1;IF(AND([.F74]&gt;1.5;[.F74]&lt;2.5);2;IF(AND([.F74]&gt;=2.5;[.F74]&lt;3.5);3;-1)))" office:value-type="float" office:value="2" calcext:value-type="float">
            <text:p>2</text:p>
          </table:table-cell>
          <table:table-cell table:formula="of:=ABS([.G74]-[.E74])" office:value-type="float" office:value="0" calcext:value-type="float">
            <text:p>0</text:p>
          </table:table-cell>
          <table:table-cell table:formula="of:=ABS([.E74]-[.F74])" office:value-type="float" office:value="0.19351" calcext:value-type="float">
            <text:p>0.19351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[.A75]*[.A$1]+[.B75]*[.B$1]+[.C75]*[.C$1]+[.D75]*[.D$1]" office:value-type="float" office:value="1.96957" calcext:value-type="float">
            <text:p>1.96957</text:p>
          </table:table-cell>
          <table:table-cell table:formula="of:=IF(AND([.F75]&gt;0.5;[.F75]&lt;1.5);1;IF(AND([.F75]&gt;1.5;[.F75]&lt;2.5);2;IF(AND([.F75]&gt;=2.5;[.F75]&lt;3.5);3;-1)))" office:value-type="float" office:value="2" calcext:value-type="float">
            <text:p>2</text:p>
          </table:table-cell>
          <table:table-cell table:formula="of:=ABS([.G75]-[.E75])" office:value-type="float" office:value="0" calcext:value-type="float">
            <text:p>0</text:p>
          </table:table-cell>
          <table:table-cell table:formula="of:=ABS([.E75]-[.F75])" office:value-type="float" office:value="0.0304299999999995" calcext:value-type="float">
            <text:p>0.03043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76]*[.A$1]+[.B76]*[.B$1]+[.C76]*[.C$1]+[.D76]*[.D$1]" office:value-type="float" office:value="2.206258" calcext:value-type="float">
            <text:p>2.206258</text:p>
          </table:table-cell>
          <table:table-cell table:formula="of:=IF(AND([.F76]&gt;0.5;[.F76]&lt;1.5);1;IF(AND([.F76]&gt;1.5;[.F76]&lt;2.5);2;IF(AND([.F76]&gt;=2.5;[.F76]&lt;3.5);3;-1)))" office:value-type="float" office:value="2" calcext:value-type="float">
            <text:p>2</text:p>
          </table:table-cell>
          <table:table-cell table:formula="of:=ABS([.G76]-[.E76])" office:value-type="float" office:value="0" calcext:value-type="float">
            <text:p>0</text:p>
          </table:table-cell>
          <table:table-cell table:formula="of:=ABS([.E76]-[.F76])" office:value-type="float" office:value="0.206258" calcext:value-type="float">
            <text:p>0.20625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77]*[.A$1]+[.B77]*[.B$1]+[.C77]*[.C$1]+[.D77]*[.D$1]" office:value-type="float" office:value="2.619316" calcext:value-type="float">
            <text:p>2.619316</text:p>
          </table:table-cell>
          <table:table-cell table:formula="of:=IF(AND([.F77]&gt;0.5;[.F77]&lt;1.5);1;IF(AND([.F77]&gt;1.5;[.F77]&lt;2.5);2;IF(AND([.F77]&gt;=2.5;[.F77]&lt;3.5);3;-1)))" office:value-type="float" office:value="3" calcext:value-type="float">
            <text:p>3</text:p>
          </table:table-cell>
          <table:table-cell table:formula="of:=ABS([.G77]-[.E77])" office:value-type="float" office:value="1" calcext:value-type="float">
            <text:p>1</text:p>
          </table:table-cell>
          <table:table-cell table:formula="of:=ABS([.E77]-[.F77])" office:value-type="float" office:value="0.619316" calcext:value-type="float">
            <text:p>0.61931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[.A78]*[.A$1]+[.B78]*[.B$1]+[.C78]*[.C$1]+[.D78]*[.D$1]" office:value-type="float" office:value="2.5282" calcext:value-type="float">
            <text:p>2.5282</text:p>
          </table:table-cell>
          <table:table-cell table:formula="of:=IF(AND([.F78]&gt;0.5;[.F78]&lt;1.5);1;IF(AND([.F78]&gt;1.5;[.F78]&lt;2.5);2;IF(AND([.F78]&gt;=2.5;[.F78]&lt;3.5);3;-1)))" office:value-type="float" office:value="3" calcext:value-type="float">
            <text:p>3</text:p>
          </table:table-cell>
          <table:table-cell table:formula="of:=ABS([.G78]-[.E78])" office:value-type="float" office:value="1" calcext:value-type="float">
            <text:p>1</text:p>
          </table:table-cell>
          <table:table-cell table:formula="of:=ABS([.E78]-[.F78])" office:value-type="float" office:value="0.5282" calcext:value-type="float">
            <text:p>0.528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79]*[.A$1]+[.B79]*[.B$1]+[.C79]*[.C$1]+[.D79]*[.D$1]" office:value-type="float" office:value="2.406118" calcext:value-type="float">
            <text:p>2.406118</text:p>
          </table:table-cell>
          <table:table-cell table:formula="of:=IF(AND([.F79]&gt;0.5;[.F79]&lt;1.5);1;IF(AND([.F79]&gt;1.5;[.F79]&lt;2.5);2;IF(AND([.F79]&gt;=2.5;[.F79]&lt;3.5);3;-1)))" office:value-type="float" office:value="2" calcext:value-type="float">
            <text:p>2</text:p>
          </table:table-cell>
          <table:table-cell table:formula="of:=ABS([.G79]-[.E79])" office:value-type="float" office:value="0" calcext:value-type="float">
            <text:p>0</text:p>
          </table:table-cell>
          <table:table-cell table:formula="of:=ABS([.E79]-[.F79])" office:value-type="float" office:value="0.406118" calcext:value-type="float">
            <text:p>0.40611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80]*[.A$1]+[.B80]*[.B$1]+[.C80]*[.C$1]+[.D80]*[.D$1]" office:value-type="float" office:value="2.429164" calcext:value-type="float">
            <text:p>2.429164</text:p>
          </table:table-cell>
          <table:table-cell table:formula="of:=IF(AND([.F80]&gt;0.5;[.F80]&lt;1.5);1;IF(AND([.F80]&gt;1.5;[.F80]&lt;2.5);2;IF(AND([.F80]&gt;=2.5;[.F80]&lt;3.5);3;-1)))" office:value-type="float" office:value="2" calcext:value-type="float">
            <text:p>2</text:p>
          </table:table-cell>
          <table:table-cell table:formula="of:=ABS([.G80]-[.E80])" office:value-type="float" office:value="0" calcext:value-type="float">
            <text:p>0</text:p>
          </table:table-cell>
          <table:table-cell table:formula="of:=ABS([.E80]-[.F80])" office:value-type="float" office:value="0.429164" calcext:value-type="float">
            <text:p>0.42916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81]*[.A$1]+[.B81]*[.B$1]+[.C81]*[.C$1]+[.D81]*[.D$1]" office:value-type="float" office:value="2.73792" calcext:value-type="float">
            <text:p>2.73792</text:p>
          </table:table-cell>
          <table:table-cell table:formula="of:=IF(AND([.F81]&gt;0.5;[.F81]&lt;1.5);1;IF(AND([.F81]&gt;1.5;[.F81]&lt;2.5);2;IF(AND([.F81]&gt;=2.5;[.F81]&lt;3.5);3;-1)))" office:value-type="float" office:value="3" calcext:value-type="float">
            <text:p>3</text:p>
          </table:table-cell>
          <table:table-cell table:formula="of:=ABS([.G81]-[.E81])" office:value-type="float" office:value="1" calcext:value-type="float">
            <text:p>1</text:p>
          </table:table-cell>
          <table:table-cell table:formula="of:=ABS([.E81]-[.F81])" office:value-type="float" office:value="0.73792" calcext:value-type="float">
            <text:p>0.7379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table:formula="of:=[.A82]*[.A$1]+[.B82]*[.B$1]+[.C82]*[.C$1]+[.D82]*[.D$1]" office:value-type="float" office:value="2.51469" calcext:value-type="float">
            <text:p>2.51469</text:p>
          </table:table-cell>
          <table:table-cell table:formula="of:=IF(AND([.F82]&gt;0.5;[.F82]&lt;1.5);1;IF(AND([.F82]&gt;1.5;[.F82]&lt;2.5);2;IF(AND([.F82]&gt;=2.5;[.F82]&lt;3.5);3;-1)))" office:value-type="float" office:value="3" calcext:value-type="float">
            <text:p>3</text:p>
          </table:table-cell>
          <table:table-cell table:formula="of:=ABS([.G82]-[.E82])" office:value-type="float" office:value="1" calcext:value-type="float">
            <text:p>1</text:p>
          </table:table-cell>
          <table:table-cell table:formula="of:=ABS([.E82]-[.F82])" office:value-type="float" office:value="0.51469" calcext:value-type="float">
            <text:p>0.514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83]*[.A$1]+[.B83]*[.B$1]+[.C83]*[.C$1]+[.D83]*[.D$1]" office:value-type="float" office:value="2.193186" calcext:value-type="float">
            <text:p>2.193186</text:p>
          </table:table-cell>
          <table:table-cell table:formula="of:=IF(AND([.F83]&gt;0.5;[.F83]&lt;1.5);1;IF(AND([.F83]&gt;1.5;[.F83]&lt;2.5);2;IF(AND([.F83]&gt;=2.5;[.F83]&lt;3.5);3;-1)))" office:value-type="float" office:value="2" calcext:value-type="float">
            <text:p>2</text:p>
          </table:table-cell>
          <table:table-cell table:formula="of:=ABS([.G83]-[.E83])" office:value-type="float" office:value="0" calcext:value-type="float">
            <text:p>0</text:p>
          </table:table-cell>
          <table:table-cell table:formula="of:=ABS([.E83]-[.F83])" office:value-type="float" office:value="0.193186" calcext:value-type="float">
            <text:p>0.19318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84]*[.A$1]+[.B84]*[.B$1]+[.C84]*[.C$1]+[.D84]*[.D$1]" office:value-type="float" office:value="2.108208" calcext:value-type="float">
            <text:p>2.108208</text:p>
          </table:table-cell>
          <table:table-cell table:formula="of:=IF(AND([.F84]&gt;0.5;[.F84]&lt;1.5);1;IF(AND([.F84]&gt;1.5;[.F84]&lt;2.5);2;IF(AND([.F84]&gt;=2.5;[.F84]&lt;3.5);3;-1)))" office:value-type="float" office:value="2" calcext:value-type="float">
            <text:p>2</text:p>
          </table:table-cell>
          <table:table-cell table:formula="of:=ABS([.G84]-[.E84])" office:value-type="float" office:value="0" calcext:value-type="float">
            <text:p>0</text:p>
          </table:table-cell>
          <table:table-cell table:formula="of:=ABS([.E84]-[.F84])" office:value-type="float" office:value="0.108208" calcext:value-type="float">
            <text:p>0.108208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formula="of:=[.A85]*[.A$1]+[.B85]*[.B$1]+[.C85]*[.C$1]+[.D85]*[.D$1]" office:value-type="float" office:value="2.152074" calcext:value-type="float">
            <text:p>2.152074</text:p>
          </table:table-cell>
          <table:table-cell table:formula="of:=IF(AND([.F85]&gt;0.5;[.F85]&lt;1.5);1;IF(AND([.F85]&gt;1.5;[.F85]&lt;2.5);2;IF(AND([.F85]&gt;=2.5;[.F85]&lt;3.5);3;-1)))" office:value-type="float" office:value="2" calcext:value-type="float">
            <text:p>2</text:p>
          </table:table-cell>
          <table:table-cell table:formula="of:=ABS([.G85]-[.E85])" office:value-type="float" office:value="0" calcext:value-type="float">
            <text:p>0</text:p>
          </table:table-cell>
          <table:table-cell table:formula="of:=ABS([.E85]-[.F85])" office:value-type="float" office:value="0.152074" calcext:value-type="float">
            <text:p>0.15207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86]*[.A$1]+[.B86]*[.B$1]+[.C86]*[.C$1]+[.D86]*[.D$1]" office:value-type="float" office:value="2.174896" calcext:value-type="float">
            <text:p>2.174896</text:p>
          </table:table-cell>
          <table:table-cell table:formula="of:=IF(AND([.F86]&gt;0.5;[.F86]&lt;1.5);1;IF(AND([.F86]&gt;1.5;[.F86]&lt;2.5);2;IF(AND([.F86]&gt;=2.5;[.F86]&lt;3.5);3;-1)))" office:value-type="float" office:value="2" calcext:value-type="float">
            <text:p>2</text:p>
          </table:table-cell>
          <table:table-cell table:formula="of:=ABS([.G86]-[.E86])" office:value-type="float" office:value="0" calcext:value-type="float">
            <text:p>0</text:p>
          </table:table-cell>
          <table:table-cell table:formula="of:=ABS([.E86]-[.F86])" office:value-type="float" office:value="0.174896" calcext:value-type="float">
            <text:p>0.17489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[.A87]*[.A$1]+[.B87]*[.B$1]+[.C87]*[.C$1]+[.D87]*[.D$1]" office:value-type="float" office:value="2.14139" calcext:value-type="float">
            <text:p>2.14139</text:p>
          </table:table-cell>
          <table:table-cell table:formula="of:=IF(AND([.F87]&gt;0.5;[.F87]&lt;1.5);1;IF(AND([.F87]&gt;1.5;[.F87]&lt;2.5);2;IF(AND([.F87]&gt;=2.5;[.F87]&lt;3.5);3;-1)))" office:value-type="float" office:value="2" calcext:value-type="float">
            <text:p>2</text:p>
          </table:table-cell>
          <table:table-cell table:formula="of:=ABS([.G87]-[.E87])" office:value-type="float" office:value="0" calcext:value-type="float">
            <text:p>0</text:p>
          </table:table-cell>
          <table:table-cell table:formula="of:=ABS([.E87]-[.F87])" office:value-type="float" office:value="0.14139" calcext:value-type="float">
            <text:p>0.141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[.A88]*[.A$1]+[.B88]*[.B$1]+[.C88]*[.C$1]+[.D88]*[.D$1]" office:value-type="float" office:value="2.432866" calcext:value-type="float">
            <text:p>2.432866</text:p>
          </table:table-cell>
          <table:table-cell table:formula="of:=IF(AND([.F88]&gt;0.5;[.F88]&lt;1.5);1;IF(AND([.F88]&gt;1.5;[.F88]&lt;2.5);2;IF(AND([.F88]&gt;=2.5;[.F88]&lt;3.5);3;-1)))" office:value-type="float" office:value="2" calcext:value-type="float">
            <text:p>2</text:p>
          </table:table-cell>
          <table:table-cell table:formula="of:=ABS([.G88]-[.E88])" office:value-type="float" office:value="0" calcext:value-type="float">
            <text:p>0</text:p>
          </table:table-cell>
          <table:table-cell table:formula="of:=ABS([.E88]-[.F88])" office:value-type="float" office:value="0.432866" calcext:value-type="float">
            <text:p>0.43286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89]*[.A$1]+[.B89]*[.B$1]+[.C89]*[.C$1]+[.D89]*[.D$1]" office:value-type="float" office:value="1.904478" calcext:value-type="float">
            <text:p>1.904478</text:p>
          </table:table-cell>
          <table:table-cell table:formula="of:=IF(AND([.F89]&gt;0.5;[.F89]&lt;1.5);1;IF(AND([.F89]&gt;1.5;[.F89]&lt;2.5);2;IF(AND([.F89]&gt;=2.5;[.F89]&lt;3.5);3;-1)))" office:value-type="float" office:value="2" calcext:value-type="float">
            <text:p>2</text:p>
          </table:table-cell>
          <table:table-cell table:formula="of:=ABS([.G89]-[.E89])" office:value-type="float" office:value="0" calcext:value-type="float">
            <text:p>0</text:p>
          </table:table-cell>
          <table:table-cell table:formula="of:=ABS([.E89]-[.F89])" office:value-type="float" office:value="0.0955219999999997" calcext:value-type="float">
            <text:p>0.0955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table:formula="of:=[.A90]*[.A$1]+[.B90]*[.B$1]+[.C90]*[.C$1]+[.D90]*[.D$1]" office:value-type="float" office:value="1.944094" calcext:value-type="float">
            <text:p>1.944094</text:p>
          </table:table-cell>
          <table:table-cell table:formula="of:=IF(AND([.F90]&gt;0.5;[.F90]&lt;1.5);1;IF(AND([.F90]&gt;1.5;[.F90]&lt;2.5);2;IF(AND([.F90]&gt;=2.5;[.F90]&lt;3.5);3;-1)))" office:value-type="float" office:value="2" calcext:value-type="float">
            <text:p>2</text:p>
          </table:table-cell>
          <table:table-cell table:formula="of:=ABS([.G90]-[.E90])" office:value-type="float" office:value="0" calcext:value-type="float">
            <text:p>0</text:p>
          </table:table-cell>
          <table:table-cell table:formula="of:=ABS([.E90]-[.F90])" office:value-type="float" office:value="0.0559060000000002" calcext:value-type="float">
            <text:p>0.0559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formula="of:=[.A91]*[.A$1]+[.B91]*[.B$1]+[.C91]*[.C$1]+[.D91]*[.D$1]" office:value-type="float" office:value="2.485168" calcext:value-type="float">
            <text:p>2.485168</text:p>
          </table:table-cell>
          <table:table-cell table:formula="of:=IF(AND([.F91]&gt;0.5;[.F91]&lt;1.5);1;IF(AND([.F91]&gt;1.5;[.F91]&lt;2.5);2;IF(AND([.F91]&gt;=2.5;[.F91]&lt;3.5);3;-1)))" office:value-type="float" office:value="2" calcext:value-type="float">
            <text:p>2</text:p>
          </table:table-cell>
          <table:table-cell table:formula="of:=ABS([.G91]-[.E91])" office:value-type="float" office:value="0" calcext:value-type="float">
            <text:p>0</text:p>
          </table:table-cell>
          <table:table-cell table:formula="of:=ABS([.E91]-[.F91])" office:value-type="float" office:value="0.485168" calcext:value-type="float">
            <text:p>0.485168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92]*[.A$1]+[.B92]*[.B$1]+[.C92]*[.C$1]+[.D92]*[.D$1]" office:value-type="float" office:value="2.628342" calcext:value-type="float">
            <text:p>2.628342</text:p>
          </table:table-cell>
          <table:table-cell table:formula="of:=IF(AND([.F92]&gt;0.5;[.F92]&lt;1.5);1;IF(AND([.F92]&gt;1.5;[.F92]&lt;2.5);2;IF(AND([.F92]&gt;=2.5;[.F92]&lt;3.5);3;-1)))" office:value-type="float" office:value="3" calcext:value-type="float">
            <text:p>3</text:p>
          </table:table-cell>
          <table:table-cell table:formula="of:=ABS([.G92]-[.E92])" office:value-type="float" office:value="1" calcext:value-type="float">
            <text:p>1</text:p>
          </table:table-cell>
          <table:table-cell table:formula="of:=ABS([.E92]-[.F92])" office:value-type="float" office:value="0.628342" calcext:value-type="float">
            <text:p>0.628342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93]*[.A$1]+[.B93]*[.B$1]+[.C93]*[.C$1]+[.D93]*[.D$1]" office:value-type="float" office:value="1.958986" calcext:value-type="float">
            <text:p>1.958986</text:p>
          </table:table-cell>
          <table:table-cell table:formula="of:=IF(AND([.F93]&gt;0.5;[.F93]&lt;1.5);1;IF(AND([.F93]&gt;1.5;[.F93]&lt;2.5);2;IF(AND([.F93]&gt;=2.5;[.F93]&lt;3.5);3;-1)))" office:value-type="float" office:value="2" calcext:value-type="float">
            <text:p>2</text:p>
          </table:table-cell>
          <table:table-cell table:formula="of:=ABS([.G93]-[.E93])" office:value-type="float" office:value="0" calcext:value-type="float">
            <text:p>0</text:p>
          </table:table-cell>
          <table:table-cell table:formula="of:=ABS([.E93]-[.F93])" office:value-type="float" office:value="0.0410140000000001" calcext:value-type="float">
            <text:p>0.04101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94]*[.A$1]+[.B94]*[.B$1]+[.C94]*[.C$1]+[.D94]*[.D$1]" office:value-type="float" office:value="2.068654" calcext:value-type="float">
            <text:p>2.068654</text:p>
          </table:table-cell>
          <table:table-cell table:formula="of:=IF(AND([.F94]&gt;0.5;[.F94]&lt;1.5);1;IF(AND([.F94]&gt;1.5;[.F94]&lt;2.5);2;IF(AND([.F94]&gt;=2.5;[.F94]&lt;3.5);3;-1)))" office:value-type="float" office:value="2" calcext:value-type="float">
            <text:p>2</text:p>
          </table:table-cell>
          <table:table-cell table:formula="of:=ABS([.G94]-[.E94])" office:value-type="float" office:value="0" calcext:value-type="float">
            <text:p>0</text:p>
          </table:table-cell>
          <table:table-cell table:formula="of:=ABS([.E94]-[.F94])" office:value-type="float" office:value="0.0686540000000004" calcext:value-type="float">
            <text:p>0.06865400000000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[.A95]*[.A$1]+[.B95]*[.B$1]+[.C95]*[.C$1]+[.D95]*[.D$1]" office:value-type="float" office:value="2.24065" calcext:value-type="float">
            <text:p>2.24065</text:p>
          </table:table-cell>
          <table:table-cell table:formula="of:=IF(AND([.F95]&gt;0.5;[.F95]&lt;1.5);1;IF(AND([.F95]&gt;1.5;[.F95]&lt;2.5);2;IF(AND([.F95]&gt;=2.5;[.F95]&lt;3.5);3;-1)))" office:value-type="float" office:value="2" calcext:value-type="float">
            <text:p>2</text:p>
          </table:table-cell>
          <table:table-cell table:formula="of:=ABS([.G95]-[.E95])" office:value-type="float" office:value="0" calcext:value-type="float">
            <text:p>0</text:p>
          </table:table-cell>
          <table:table-cell table:formula="of:=ABS([.E95]-[.F95])" office:value-type="float" office:value="0.24065" calcext:value-type="float">
            <text:p>0.2406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formula="of:=[.A96]*[.A$1]+[.B96]*[.B$1]+[.C96]*[.C$1]+[.D96]*[.D$1]" office:value-type="float" office:value="2.294834" calcext:value-type="float">
            <text:p>2.294834</text:p>
          </table:table-cell>
          <table:table-cell table:formula="of:=IF(AND([.F96]&gt;0.5;[.F96]&lt;1.5);1;IF(AND([.F96]&gt;1.5;[.F96]&lt;2.5);2;IF(AND([.F96]&gt;=2.5;[.F96]&lt;3.5);3;-1)))" office:value-type="float" office:value="2" calcext:value-type="float">
            <text:p>2</text:p>
          </table:table-cell>
          <table:table-cell table:formula="of:=ABS([.G96]-[.E96])" office:value-type="float" office:value="0" calcext:value-type="float">
            <text:p>0</text:p>
          </table:table-cell>
          <table:table-cell table:formula="of:=ABS([.E96]-[.F96])" office:value-type="float" office:value="0.294834" calcext:value-type="float">
            <text:p>0.29483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[.A97]*[.A$1]+[.B97]*[.B$1]+[.C97]*[.C$1]+[.D97]*[.D$1]" office:value-type="float" office:value="2.216556" calcext:value-type="float">
            <text:p>2.216556</text:p>
          </table:table-cell>
          <table:table-cell table:formula="of:=IF(AND([.F97]&gt;0.5;[.F97]&lt;1.5);1;IF(AND([.F97]&gt;1.5;[.F97]&lt;2.5);2;IF(AND([.F97]&gt;=2.5;[.F97]&lt;3.5);3;-1)))" office:value-type="float" office:value="2" calcext:value-type="float">
            <text:p>2</text:p>
          </table:table-cell>
          <table:table-cell table:formula="of:=ABS([.G97]-[.E97])" office:value-type="float" office:value="0" calcext:value-type="float">
            <text:p>0</text:p>
          </table:table-cell>
          <table:table-cell table:formula="of:=ABS([.E97]-[.F97])" office:value-type="float" office:value="0.216556" calcext:value-type="float">
            <text:p>0.216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8]*[.A$1]+[.B98]*[.B$1]+[.C98]*[.C$1]+[.D98]*[.D$1]" office:value-type="float" office:value="1.854002" calcext:value-type="float">
            <text:p>1.854002</text:p>
          </table:table-cell>
          <table:table-cell table:formula="of:=IF(AND([.F98]&gt;0.5;[.F98]&lt;1.5);1;IF(AND([.F98]&gt;1.5;[.F98]&lt;2.5);2;IF(AND([.F98]&gt;=2.5;[.F98]&lt;3.5);3;-1)))" office:value-type="float" office:value="2" calcext:value-type="float">
            <text:p>2</text:p>
          </table:table-cell>
          <table:table-cell table:formula="of:=ABS([.G98]-[.E98])" office:value-type="float" office:value="0" calcext:value-type="float">
            <text:p>0</text:p>
          </table:table-cell>
          <table:table-cell table:formula="of:=ABS([.E98]-[.F98])" office:value-type="float" office:value="0.145998000000001" calcext:value-type="float">
            <text:p>0.14599800000000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99]*[.A$1]+[.B99]*[.B$1]+[.C99]*[.C$1]+[.D99]*[.D$1]" office:value-type="float" office:value="2.109704" calcext:value-type="float">
            <text:p>2.109704</text:p>
          </table:table-cell>
          <table:table-cell table:formula="of:=IF(AND([.F99]&gt;0.5;[.F99]&lt;1.5);1;IF(AND([.F99]&gt;1.5;[.F99]&lt;2.5);2;IF(AND([.F99]&gt;=2.5;[.F99]&lt;3.5);3;-1)))" office:value-type="float" office:value="2" calcext:value-type="float">
            <text:p>2</text:p>
          </table:table-cell>
          <table:table-cell table:formula="of:=ABS([.G99]-[.E99])" office:value-type="float" office:value="0" calcext:value-type="float">
            <text:p>0</text:p>
          </table:table-cell>
          <table:table-cell table:formula="of:=ABS([.E99]-[.F99])" office:value-type="float" office:value="0.109704" calcext:value-type="float">
            <text:p>0.109704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table:formula="of:=[.A100]*[.A$1]+[.B100]*[.B$1]+[.C100]*[.C$1]+[.D100]*[.D$1]" office:value-type="float" office:value="2.09841" calcext:value-type="float">
            <text:p>2.09841</text:p>
          </table:table-cell>
          <table:table-cell table:formula="of:=IF(AND([.F100]&gt;0.5;[.F100]&lt;1.5);1;IF(AND([.F100]&gt;1.5;[.F100]&lt;2.5);2;IF(AND([.F100]&gt;=2.5;[.F100]&lt;3.5);3;-1)))" office:value-type="float" office:value="2" calcext:value-type="float">
            <text:p>2</text:p>
          </table:table-cell>
          <table:table-cell table:formula="of:=ABS([.G100]-[.E100])" office:value-type="float" office:value="0" calcext:value-type="float">
            <text:p>0</text:p>
          </table:table-cell>
          <table:table-cell table:formula="of:=ABS([.E100]-[.F100])" office:value-type="float" office:value="0.0984100000000003" calcext:value-type="float">
            <text:p>0.0984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101]*[.A$1]+[.B101]*[.B$1]+[.C101]*[.C$1]+[.D101]*[.D$1]" office:value-type="float" office:value="2.075974" calcext:value-type="float">
            <text:p>2.075974</text:p>
          </table:table-cell>
          <table:table-cell table:formula="of:=IF(AND([.F101]&gt;0.5;[.F101]&lt;1.5);1;IF(AND([.F101]&gt;1.5;[.F101]&lt;2.5);2;IF(AND([.F101]&gt;=2.5;[.F101]&lt;3.5);3;-1)))" office:value-type="float" office:value="2" calcext:value-type="float">
            <text:p>2</text:p>
          </table:table-cell>
          <table:table-cell table:formula="of:=ABS([.G101]-[.E101])" office:value-type="float" office:value="0" calcext:value-type="float">
            <text:p>0</text:p>
          </table:table-cell>
          <table:table-cell table:formula="of:=ABS([.E101]-[.F101])" office:value-type="float" office:value="0.0759740000000004" calcext:value-type="float">
            <text:p>0.07597400000000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102]*[.A$1]+[.B102]*[.B$1]+[.C102]*[.C$1]+[.D102]*[.D$1]" office:value-type="float" office:value="2.322474" calcext:value-type="float">
            <text:p>2.322474</text:p>
          </table:table-cell>
          <table:table-cell table:formula="of:=IF(AND([.F102]&gt;0.5;[.F102]&lt;1.5);1;IF(AND([.F102]&gt;1.5;[.F102]&lt;2.5);2;IF(AND([.F102]&gt;=2.5;[.F102]&lt;3.5);3;-1)))" office:value-type="float" office:value="2" calcext:value-type="float">
            <text:p>2</text:p>
          </table:table-cell>
          <table:table-cell table:formula="of:=ABS([.G102]-[.E102])" office:value-type="float" office:value="0" calcext:value-type="float">
            <text:p>0</text:p>
          </table:table-cell>
          <table:table-cell table:formula="of:=ABS([.E102]-[.F102])" office:value-type="float" office:value="0.322474" calcext:value-type="float">
            <text:p>0.32247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table:formula="of:=[.A103]*[.A$1]+[.B103]*[.B$1]+[.C103]*[.C$1]+[.D103]*[.D$1]" office:value-type="float" office:value="1.64789" calcext:value-type="float">
            <text:p>1.64789</text:p>
          </table:table-cell>
          <table:table-cell table:formula="of:=IF(AND([.F103]&gt;0.5;[.F103]&lt;1.5);1;IF(AND([.F103]&gt;1.5;[.F103]&lt;2.5);2;IF(AND([.F103]&gt;=2.5;[.F103]&lt;3.5);3;-1)))" office:value-type="float" office:value="2" calcext:value-type="float">
            <text:p>2</text:p>
          </table:table-cell>
          <table:table-cell table:formula="of:=ABS([.G103]-[.E103])" office:value-type="float" office:value="0" calcext:value-type="float">
            <text:p>0</text:p>
          </table:table-cell>
          <table:table-cell table:formula="of:=ABS([.E103]-[.F103])" office:value-type="float" office:value="0.35211" calcext:value-type="float">
            <text:p>0.3521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A104]*[.A$1]+[.B104]*[.B$1]+[.C104]*[.C$1]+[.D104]*[.D$1]" office:value-type="float" office:value="2.07636" calcext:value-type="float">
            <text:p>2.07636</text:p>
          </table:table-cell>
          <table:table-cell table:formula="of:=IF(AND([.F104]&gt;0.5;[.F104]&lt;1.5);1;IF(AND([.F104]&gt;1.5;[.F104]&lt;2.5);2;IF(AND([.F104]&gt;=2.5;[.F104]&lt;3.5);3;-1)))" office:value-type="float" office:value="2" calcext:value-type="float">
            <text:p>2</text:p>
          </table:table-cell>
          <table:table-cell table:formula="of:=ABS([.G104]-[.E104])" office:value-type="float" office:value="0" calcext:value-type="float">
            <text:p>0</text:p>
          </table:table-cell>
          <table:table-cell table:formula="of:=ABS([.E104]-[.F104])" office:value-type="float" office:value="0.0763600000000002" calcext:value-type="float">
            <text:p>0.0763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[.A105]*[.A$1]+[.B105]*[.B$1]+[.C105]*[.C$1]+[.D105]*[.D$1]" office:value-type="float" office:value="2.126278" calcext:value-type="float">
            <text:p>2.126278</text:p>
          </table:table-cell>
          <table:table-cell table:formula="of:=IF(AND([.F105]&gt;0.5;[.F105]&lt;1.5);1;IF(AND([.F105]&gt;1.5;[.F105]&lt;2.5);2;IF(AND([.F105]&gt;=2.5;[.F105]&lt;3.5);3;-1)))" office:value-type="float" office:value="2" calcext:value-type="float">
            <text:p>2</text:p>
          </table:table-cell>
          <table:table-cell table:formula="of:=ABS([.G105]-[.E105])" office:value-type="float" office:value="1" calcext:value-type="float">
            <text:p>1</text:p>
          </table:table-cell>
          <table:table-cell table:formula="of:=ABS([.E105]-[.F105])" office:value-type="float" office:value="0.873722" calcext:value-type="float">
            <text:p>0.873722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A106]*[.A$1]+[.B106]*[.B$1]+[.C106]*[.C$1]+[.D106]*[.D$1]" office:value-type="float" office:value="2.168586" calcext:value-type="float">
            <text:p>2.168586</text:p>
          </table:table-cell>
          <table:table-cell table:formula="of:=IF(AND([.F106]&gt;0.5;[.F106]&lt;1.5);1;IF(AND([.F106]&gt;1.5;[.F106]&lt;2.5);2;IF(AND([.F106]&gt;=2.5;[.F106]&lt;3.5);3;-1)))" office:value-type="float" office:value="2" calcext:value-type="float">
            <text:p>2</text:p>
          </table:table-cell>
          <table:table-cell table:formula="of:=ABS([.G106]-[.E106])" office:value-type="float" office:value="1" calcext:value-type="float">
            <text:p>1</text:p>
          </table:table-cell>
          <table:table-cell table:formula="of:=ABS([.E106]-[.F106])" office:value-type="float" office:value="0.831414" calcext:value-type="float">
            <text:p>0.831414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07]*[.A$1]+[.B107]*[.B$1]+[.C107]*[.C$1]+[.D107]*[.D$1]" office:value-type="float" office:value="2.77764" calcext:value-type="float">
            <text:p>2.77764</text:p>
          </table:table-cell>
          <table:table-cell table:formula="of:=IF(AND([.F107]&gt;0.5;[.F107]&lt;1.5);1;IF(AND([.F107]&gt;1.5;[.F107]&lt;2.5);2;IF(AND([.F107]&gt;=2.5;[.F107]&lt;3.5);3;-1)))" office:value-type="float" office:value="3" calcext:value-type="float">
            <text:p>3</text:p>
          </table:table-cell>
          <table:table-cell table:formula="of:=ABS([.G107]-[.E107])" office:value-type="float" office:value="0" calcext:value-type="float">
            <text:p>0</text:p>
          </table:table-cell>
          <table:table-cell table:formula="of:=ABS([.E107]-[.F107])" office:value-type="float" office:value="0.22236" calcext:value-type="float">
            <text:p>0.2223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08]*[.A$1]+[.B108]*[.B$1]+[.C108]*[.C$1]+[.D108]*[.D$1]" office:value-type="float" office:value="2.549306" calcext:value-type="float">
            <text:p>2.549306</text:p>
          </table:table-cell>
          <table:table-cell table:formula="of:=IF(AND([.F108]&gt;0.5;[.F108]&lt;1.5);1;IF(AND([.F108]&gt;1.5;[.F108]&lt;2.5);2;IF(AND([.F108]&gt;=2.5;[.F108]&lt;3.5);3;-1)))" office:value-type="float" office:value="3" calcext:value-type="float">
            <text:p>3</text:p>
          </table:table-cell>
          <table:table-cell table:formula="of:=ABS([.G108]-[.E108])" office:value-type="float" office:value="0" calcext:value-type="float">
            <text:p>0</text:p>
          </table:table-cell>
          <table:table-cell table:formula="of:=ABS([.E108]-[.F108])" office:value-type="float" office:value="0.450694" calcext:value-type="float">
            <text:p>0.450694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formula="of:=[.A109]*[.A$1]+[.B109]*[.B$1]+[.C109]*[.C$1]+[.D109]*[.D$1]" office:value-type="float" office:value="2.429106" calcext:value-type="float">
            <text:p>2.429106</text:p>
          </table:table-cell>
          <table:table-cell table:formula="of:=IF(AND([.F109]&gt;0.5;[.F109]&lt;1.5);1;IF(AND([.F109]&gt;1.5;[.F109]&lt;2.5);2;IF(AND([.F109]&gt;=2.5;[.F109]&lt;3.5);3;-1)))" office:value-type="float" office:value="2" calcext:value-type="float">
            <text:p>2</text:p>
          </table:table-cell>
          <table:table-cell table:formula="of:=ABS([.G109]-[.E109])" office:value-type="float" office:value="1" calcext:value-type="float">
            <text:p>1</text:p>
          </table:table-cell>
          <table:table-cell table:formula="of:=ABS([.E109]-[.F109])" office:value-type="float" office:value="0.570894" calcext:value-type="float">
            <text:p>0.57089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10]*[.A$1]+[.B110]*[.B$1]+[.C110]*[.C$1]+[.D110]*[.D$1]" office:value-type="float" office:value="3.24848" calcext:value-type="float">
            <text:p>3.24848</text:p>
          </table:table-cell>
          <table:table-cell table:formula="of:=IF(AND([.F110]&gt;0.5;[.F110]&lt;1.5);1;IF(AND([.F110]&gt;1.5;[.F110]&lt;2.5);2;IF(AND([.F110]&gt;=2.5;[.F110]&lt;3.5);3;-1)))" office:value-type="float" office:value="3" calcext:value-type="float">
            <text:p>3</text:p>
          </table:table-cell>
          <table:table-cell table:formula="of:=ABS([.G110]-[.E110])" office:value-type="float" office:value="0" calcext:value-type="float">
            <text:p>0</text:p>
          </table:table-cell>
          <table:table-cell table:formula="of:=ABS([.E110]-[.F110])" office:value-type="float" office:value="0.24848" calcext:value-type="float">
            <text:p>0.2484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[.A111]*[.A$1]+[.B111]*[.B$1]+[.C111]*[.C$1]+[.D111]*[.D$1]" office:value-type="float" office:value="1.763824" calcext:value-type="float">
            <text:p>1.763824</text:p>
          </table:table-cell>
          <table:table-cell table:formula="of:=IF(AND([.F111]&gt;0.5;[.F111]&lt;1.5);1;IF(AND([.F111]&gt;1.5;[.F111]&lt;2.5);2;IF(AND([.F111]&gt;=2.5;[.F111]&lt;3.5);3;-1)))" office:value-type="float" office:value="2" calcext:value-type="float">
            <text:p>2</text:p>
          </table:table-cell>
          <table:table-cell table:formula="of:=ABS([.G111]-[.E111])" office:value-type="float" office:value="1" calcext:value-type="float">
            <text:p>1</text:p>
          </table:table-cell>
          <table:table-cell table:formula="of:=ABS([.E111]-[.F111])" office:value-type="float" office:value="1.236176" calcext:value-type="float">
            <text:p>1.236176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12]*[.A$1]+[.B112]*[.B$1]+[.C112]*[.C$1]+[.D112]*[.D$1]" office:value-type="float" office:value="3.229256" calcext:value-type="float">
            <text:p>3.229256</text:p>
          </table:table-cell>
          <table:table-cell table:formula="of:=IF(AND([.F112]&gt;0.5;[.F112]&lt;1.5);1;IF(AND([.F112]&gt;1.5;[.F112]&lt;2.5);2;IF(AND([.F112]&gt;=2.5;[.F112]&lt;3.5);3;-1)))" office:value-type="float" office:value="3" calcext:value-type="float">
            <text:p>3</text:p>
          </table:table-cell>
          <table:table-cell table:formula="of:=ABS([.G112]-[.E112])" office:value-type="float" office:value="0" calcext:value-type="float">
            <text:p>0</text:p>
          </table:table-cell>
          <table:table-cell table:formula="of:=ABS([.E112]-[.F112])" office:value-type="float" office:value="0.229256" calcext:value-type="float">
            <text:p>0.22925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13]*[.A$1]+[.B113]*[.B$1]+[.C113]*[.C$1]+[.D113]*[.D$1]" office:value-type="float" office:value="2.942478" calcext:value-type="float">
            <text:p>2.942478</text:p>
          </table:table-cell>
          <table:table-cell table:formula="of:=IF(AND([.F113]&gt;0.5;[.F113]&lt;1.5);1;IF(AND([.F113]&gt;1.5;[.F113]&lt;2.5);2;IF(AND([.F113]&gt;=2.5;[.F113]&lt;3.5);3;-1)))" office:value-type="float" office:value="3" calcext:value-type="float">
            <text:p>3</text:p>
          </table:table-cell>
          <table:table-cell table:formula="of:=ABS([.G113]-[.E113])" office:value-type="float" office:value="0" calcext:value-type="float">
            <text:p>0</text:p>
          </table:table-cell>
          <table:table-cell table:formula="of:=ABS([.E113]-[.F113])" office:value-type="float" office:value="0.0575220000000001" calcext:value-type="float">
            <text:p>0.05752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[.A114]*[.A$1]+[.B114]*[.B$1]+[.C114]*[.C$1]+[.D114]*[.D$1]" office:value-type="float" office:value="2.426738" calcext:value-type="float">
            <text:p>2.426738</text:p>
          </table:table-cell>
          <table:table-cell table:formula="of:=IF(AND([.F114]&gt;0.5;[.F114]&lt;1.5);1;IF(AND([.F114]&gt;1.5;[.F114]&lt;2.5);2;IF(AND([.F114]&gt;=2.5;[.F114]&lt;3.5);3;-1)))" office:value-type="float" office:value="2" calcext:value-type="float">
            <text:p>2</text:p>
          </table:table-cell>
          <table:table-cell table:formula="of:=ABS([.G114]-[.E114])" office:value-type="float" office:value="1" calcext:value-type="float">
            <text:p>1</text:p>
          </table:table-cell>
          <table:table-cell table:formula="of:=ABS([.E114]-[.F114])" office:value-type="float" office:value="0.573262" calcext:value-type="float">
            <text:p>0.57326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15]*[.A$1]+[.B115]*[.B$1]+[.C115]*[.C$1]+[.D115]*[.D$1]" office:value-type="float" office:value="2.212248" calcext:value-type="float">
            <text:p>2.212248</text:p>
          </table:table-cell>
          <table:table-cell table:formula="of:=IF(AND([.F115]&gt;0.5;[.F115]&lt;1.5);1;IF(AND([.F115]&gt;1.5;[.F115]&lt;2.5);2;IF(AND([.F115]&gt;=2.5;[.F115]&lt;3.5);3;-1)))" office:value-type="float" office:value="2" calcext:value-type="float">
            <text:p>2</text:p>
          </table:table-cell>
          <table:table-cell table:formula="of:=ABS([.G115]-[.E115])" office:value-type="float" office:value="1" calcext:value-type="float">
            <text:p>1</text:p>
          </table:table-cell>
          <table:table-cell table:formula="of:=ABS([.E115]-[.F115])" office:value-type="float" office:value="0.787752" calcext:value-type="float">
            <text:p>0.78775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A116]*[.A$1]+[.B116]*[.B$1]+[.C116]*[.C$1]+[.D116]*[.D$1]" office:value-type="float" office:value="2.494298" calcext:value-type="float">
            <text:p>2.494298</text:p>
          </table:table-cell>
          <table:table-cell table:formula="of:=IF(AND([.F116]&gt;0.5;[.F116]&lt;1.5);1;IF(AND([.F116]&gt;1.5;[.F116]&lt;2.5);2;IF(AND([.F116]&gt;=2.5;[.F116]&lt;3.5);3;-1)))" office:value-type="float" office:value="2" calcext:value-type="float">
            <text:p>2</text:p>
          </table:table-cell>
          <table:table-cell table:formula="of:=ABS([.G116]-[.E116])" office:value-type="float" office:value="1" calcext:value-type="float">
            <text:p>1</text:p>
          </table:table-cell>
          <table:table-cell table:formula="of:=ABS([.E116]-[.F116])" office:value-type="float" office:value="0.505702" calcext:value-type="float">
            <text:p>0.50570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17]*[.A$1]+[.B117]*[.B$1]+[.C117]*[.C$1]+[.D117]*[.D$1]" office:value-type="float" office:value="2.502614" calcext:value-type="float">
            <text:p>2.502614</text:p>
          </table:table-cell>
          <table:table-cell table:formula="of:=IF(AND([.F117]&gt;0.5;[.F117]&lt;1.5);1;IF(AND([.F117]&gt;1.5;[.F117]&lt;2.5);2;IF(AND([.F117]&gt;=2.5;[.F117]&lt;3.5);3;-1)))" office:value-type="float" office:value="3" calcext:value-type="float">
            <text:p>3</text:p>
          </table:table-cell>
          <table:table-cell table:formula="of:=ABS([.G117]-[.E117])" office:value-type="float" office:value="0" calcext:value-type="float">
            <text:p>0</text:p>
          </table:table-cell>
          <table:table-cell table:formula="of:=ABS([.E117]-[.F117])" office:value-type="float" office:value="0.497386000000001" calcext:value-type="float">
            <text:p>0.497386000000001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18]*[.A$1]+[.B118]*[.B$1]+[.C118]*[.C$1]+[.D118]*[.D$1]" office:value-type="float" office:value="2.104714" calcext:value-type="float">
            <text:p>2.104714</text:p>
          </table:table-cell>
          <table:table-cell table:formula="of:=IF(AND([.F118]&gt;0.5;[.F118]&lt;1.5);1;IF(AND([.F118]&gt;1.5;[.F118]&lt;2.5);2;IF(AND([.F118]&gt;=2.5;[.F118]&lt;3.5);3;-1)))" office:value-type="float" office:value="2" calcext:value-type="float">
            <text:p>2</text:p>
          </table:table-cell>
          <table:table-cell table:formula="of:=ABS([.G118]-[.E118])" office:value-type="float" office:value="1" calcext:value-type="float">
            <text:p>1</text:p>
          </table:table-cell>
          <table:table-cell table:formula="of:=ABS([.E118]-[.F118])" office:value-type="float" office:value="0.895286000000001" calcext:value-type="float">
            <text:p>0.895286000000001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[.A119]*[.A$1]+[.B119]*[.B$1]+[.C119]*[.C$1]+[.D119]*[.D$1]" office:value-type="float" office:value="1.82975" calcext:value-type="float">
            <text:p>1.82975</text:p>
          </table:table-cell>
          <table:table-cell table:formula="of:=IF(AND([.F119]&gt;0.5;[.F119]&lt;1.5);1;IF(AND([.F119]&gt;1.5;[.F119]&lt;2.5);2;IF(AND([.F119]&gt;=2.5;[.F119]&lt;3.5);3;-1)))" office:value-type="float" office:value="2" calcext:value-type="float">
            <text:p>2</text:p>
          </table:table-cell>
          <table:table-cell table:formula="of:=ABS([.G119]-[.E119])" office:value-type="float" office:value="1" calcext:value-type="float">
            <text:p>1</text:p>
          </table:table-cell>
          <table:table-cell table:formula="of:=ABS([.E119]-[.F119])" office:value-type="float" office:value="1.17025" calcext:value-type="float">
            <text:p>1.1702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20]*[.A$1]+[.B120]*[.B$1]+[.C120]*[.C$1]+[.D120]*[.D$1]" office:value-type="float" office:value="2.06457" calcext:value-type="float">
            <text:p>2.06457</text:p>
          </table:table-cell>
          <table:table-cell table:formula="of:=IF(AND([.F120]&gt;0.5;[.F120]&lt;1.5);1;IF(AND([.F120]&gt;1.5;[.F120]&lt;2.5);2;IF(AND([.F120]&gt;=2.5;[.F120]&lt;3.5);3;-1)))" office:value-type="float" office:value="2" calcext:value-type="float">
            <text:p>2</text:p>
          </table:table-cell>
          <table:table-cell table:formula="of:=ABS([.G120]-[.E120])" office:value-type="float" office:value="1" calcext:value-type="float">
            <text:p>1</text:p>
          </table:table-cell>
          <table:table-cell table:formula="of:=ABS([.E120]-[.F120])" office:value-type="float" office:value="0.93543" calcext:value-type="float">
            <text:p>0.93543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21]*[.A$1]+[.B121]*[.B$1]+[.C121]*[.C$1]+[.D121]*[.D$1]" office:value-type="float" office:value="2.557784" calcext:value-type="float">
            <text:p>2.557784</text:p>
          </table:table-cell>
          <table:table-cell table:formula="of:=IF(AND([.F121]&gt;0.5;[.F121]&lt;1.5);1;IF(AND([.F121]&gt;1.5;[.F121]&lt;2.5);2;IF(AND([.F121]&gt;=2.5;[.F121]&lt;3.5);3;-1)))" office:value-type="float" office:value="3" calcext:value-type="float">
            <text:p>3</text:p>
          </table:table-cell>
          <table:table-cell table:formula="of:=ABS([.G121]-[.E121])" office:value-type="float" office:value="0" calcext:value-type="float">
            <text:p>0</text:p>
          </table:table-cell>
          <table:table-cell table:formula="of:=ABS([.E121]-[.F121])" office:value-type="float" office:value="0.442216" calcext:value-type="float">
            <text:p>0.44221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formula="of:=[.A122]*[.A$1]+[.B122]*[.B$1]+[.C122]*[.C$1]+[.D122]*[.D$1]" office:value-type="float" office:value="2.965272" calcext:value-type="float">
            <text:p>2.965272</text:p>
          </table:table-cell>
          <table:table-cell table:formula="of:=IF(AND([.F122]&gt;0.5;[.F122]&lt;1.5);1;IF(AND([.F122]&gt;1.5;[.F122]&lt;2.5);2;IF(AND([.F122]&gt;=2.5;[.F122]&lt;3.5);3;-1)))" office:value-type="float" office:value="3" calcext:value-type="float">
            <text:p>3</text:p>
          </table:table-cell>
          <table:table-cell table:formula="of:=ABS([.G122]-[.E122])" office:value-type="float" office:value="0" calcext:value-type="float">
            <text:p>0</text:p>
          </table:table-cell>
          <table:table-cell table:formula="of:=ABS([.E122]-[.F122])" office:value-type="float" office:value="0.0347279999999994" calcext:value-type="float">
            <text:p>0.034728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23]*[.A$1]+[.B123]*[.B$1]+[.C123]*[.C$1]+[.D123]*[.D$1]" office:value-type="float" office:value="3.433152" calcext:value-type="float">
            <text:p>3.433152</text:p>
          </table:table-cell>
          <table:table-cell table:formula="of:=IF(AND([.F123]&gt;0.5;[.F123]&lt;1.5);1;IF(AND([.F123]&gt;1.5;[.F123]&lt;2.5);2;IF(AND([.F123]&gt;=2.5;[.F123]&lt;3.5);3;-1)))" office:value-type="float" office:value="3" calcext:value-type="float">
            <text:p>3</text:p>
          </table:table-cell>
          <table:table-cell table:formula="of:=ABS([.G123]-[.E123])" office:value-type="float" office:value="0" calcext:value-type="float">
            <text:p>0</text:p>
          </table:table-cell>
          <table:table-cell table:formula="of:=ABS([.E123]-[.F123])" office:value-type="float" office:value="0.433152" calcext:value-type="float">
            <text:p>0.433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A124]*[.A$1]+[.B124]*[.B$1]+[.C124]*[.C$1]+[.D124]*[.D$1]" office:value-type="float" office:value="2.644568" calcext:value-type="float">
            <text:p>2.644568</text:p>
          </table:table-cell>
          <table:table-cell table:formula="of:=IF(AND([.F124]&gt;0.5;[.F124]&lt;1.5);1;IF(AND([.F124]&gt;1.5;[.F124]&lt;2.5);2;IF(AND([.F124]&gt;=2.5;[.F124]&lt;3.5);3;-1)))" office:value-type="float" office:value="3" calcext:value-type="float">
            <text:p>3</text:p>
          </table:table-cell>
          <table:table-cell table:formula="of:=ABS([.G124]-[.E124])" office:value-type="float" office:value="0" calcext:value-type="float">
            <text:p>0</text:p>
          </table:table-cell>
          <table:table-cell table:formula="of:=ABS([.E124]-[.F124])" office:value-type="float" office:value="0.355432" calcext:value-type="float">
            <text:p>0.35543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25]*[.A$1]+[.B125]*[.B$1]+[.C125]*[.C$1]+[.D125]*[.D$1]" office:value-type="float" office:value="2.42324" calcext:value-type="float">
            <text:p>2.42324</text:p>
          </table:table-cell>
          <table:table-cell table:formula="of:=IF(AND([.F125]&gt;0.5;[.F125]&lt;1.5);1;IF(AND([.F125]&gt;1.5;[.F125]&lt;2.5);2;IF(AND([.F125]&gt;=2.5;[.F125]&lt;3.5);3;-1)))" office:value-type="float" office:value="2" calcext:value-type="float">
            <text:p>2</text:p>
          </table:table-cell>
          <table:table-cell table:formula="of:=ABS([.G125]-[.E125])" office:value-type="float" office:value="1" calcext:value-type="float">
            <text:p>1</text:p>
          </table:table-cell>
          <table:table-cell table:formula="of:=ABS([.E125]-[.F125])" office:value-type="float" office:value="0.57676" calcext:value-type="float">
            <text:p>0.5767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26]*[.A$1]+[.B126]*[.B$1]+[.C126]*[.C$1]+[.D126]*[.D$1]" office:value-type="float" office:value="1.912174" calcext:value-type="float">
            <text:p>1.912174</text:p>
          </table:table-cell>
          <table:table-cell table:formula="of:=IF(AND([.F126]&gt;0.5;[.F126]&lt;1.5);1;IF(AND([.F126]&gt;1.5;[.F126]&lt;2.5);2;IF(AND([.F126]&gt;=2.5;[.F126]&lt;3.5);3;-1)))" office:value-type="float" office:value="2" calcext:value-type="float">
            <text:p>2</text:p>
          </table:table-cell>
          <table:table-cell table:formula="of:=ABS([.G126]-[.E126])" office:value-type="float" office:value="1" calcext:value-type="float">
            <text:p>1</text:p>
          </table:table-cell>
          <table:table-cell table:formula="of:=ABS([.E126]-[.F126])" office:value-type="float" office:value="1.087826" calcext:value-type="float">
            <text:p>1.08782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27]*[.A$1]+[.B127]*[.B$1]+[.C127]*[.C$1]+[.D127]*[.D$1]" office:value-type="float" office:value="3.463456" calcext:value-type="float">
            <text:p>3.463456</text:p>
          </table:table-cell>
          <table:table-cell table:formula="of:=IF(AND([.F127]&gt;0.5;[.F127]&lt;1.5);1;IF(AND([.F127]&gt;1.5;[.F127]&lt;2.5);2;IF(AND([.F127]&gt;=2.5;[.F127]&lt;3.5);3;-1)))" office:value-type="float" office:value="3" calcext:value-type="float">
            <text:p>3</text:p>
          </table:table-cell>
          <table:table-cell table:formula="of:=ABS([.G127]-[.E127])" office:value-type="float" office:value="0" calcext:value-type="float">
            <text:p>0</text:p>
          </table:table-cell>
          <table:table-cell table:formula="of:=ABS([.E127]-[.F127])" office:value-type="float" office:value="0.463456000000001" calcext:value-type="float">
            <text:p>0.463456000000001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28]*[.A$1]+[.B128]*[.B$1]+[.C128]*[.C$1]+[.D128]*[.D$1]" office:value-type="float" office:value="2.363128" calcext:value-type="float">
            <text:p>2.363128</text:p>
          </table:table-cell>
          <table:table-cell table:formula="of:=IF(AND([.F128]&gt;0.5;[.F128]&lt;1.5);1;IF(AND([.F128]&gt;1.5;[.F128]&lt;2.5);2;IF(AND([.F128]&gt;=2.5;[.F128]&lt;3.5);3;-1)))" office:value-type="float" office:value="2" calcext:value-type="float">
            <text:p>2</text:p>
          </table:table-cell>
          <table:table-cell table:formula="of:=ABS([.G128]-[.E128])" office:value-type="float" office:value="1" calcext:value-type="float">
            <text:p>1</text:p>
          </table:table-cell>
          <table:table-cell table:formula="of:=ABS([.E128]-[.F128])" office:value-type="float" office:value="0.636872" calcext:value-type="float">
            <text:p>0.63687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29]*[.A$1]+[.B129]*[.B$1]+[.C129]*[.C$1]+[.D129]*[.D$1]" office:value-type="float" office:value="2.422244" calcext:value-type="float">
            <text:p>2.422244</text:p>
          </table:table-cell>
          <table:table-cell table:formula="of:=IF(AND([.F129]&gt;0.5;[.F129]&lt;1.5);1;IF(AND([.F129]&gt;1.5;[.F129]&lt;2.5);2;IF(AND([.F129]&gt;=2.5;[.F129]&lt;3.5);3;-1)))" office:value-type="float" office:value="2" calcext:value-type="float">
            <text:p>2</text:p>
          </table:table-cell>
          <table:table-cell table:formula="of:=ABS([.G129]-[.E129])" office:value-type="float" office:value="1" calcext:value-type="float">
            <text:p>1</text:p>
          </table:table-cell>
          <table:table-cell table:formula="of:=ABS([.E129]-[.F129])" office:value-type="float" office:value="0.577756" calcext:value-type="float">
            <text:p>0.57775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30]*[.A$1]+[.B130]*[.B$1]+[.C130]*[.C$1]+[.D130]*[.D$1]" office:value-type="float" office:value="2.961936" calcext:value-type="float">
            <text:p>2.961936</text:p>
          </table:table-cell>
          <table:table-cell table:formula="of:=IF(AND([.F130]&gt;0.5;[.F130]&lt;1.5);1;IF(AND([.F130]&gt;1.5;[.F130]&lt;2.5);2;IF(AND([.F130]&gt;=2.5;[.F130]&lt;3.5);3;-1)))" office:value-type="float" office:value="3" calcext:value-type="float">
            <text:p>3</text:p>
          </table:table-cell>
          <table:table-cell table:formula="of:=ABS([.G130]-[.E130])" office:value-type="float" office:value="0" calcext:value-type="float">
            <text:p>0</text:p>
          </table:table-cell>
          <table:table-cell table:formula="of:=ABS([.E130]-[.F130])" office:value-type="float" office:value="0.0380639999999999" calcext:value-type="float">
            <text:p>0.03806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31]*[.A$1]+[.B131]*[.B$1]+[.C131]*[.C$1]+[.D131]*[.D$1]" office:value-type="float" office:value="2.24614" calcext:value-type="float">
            <text:p>2.24614</text:p>
          </table:table-cell>
          <table:table-cell table:formula="of:=IF(AND([.F131]&gt;0.5;[.F131]&lt;1.5);1;IF(AND([.F131]&gt;1.5;[.F131]&lt;2.5);2;IF(AND([.F131]&gt;=2.5;[.F131]&lt;3.5);3;-1)))" office:value-type="float" office:value="2" calcext:value-type="float">
            <text:p>2</text:p>
          </table:table-cell>
          <table:table-cell table:formula="of:=ABS([.G131]-[.E131])" office:value-type="float" office:value="1" calcext:value-type="float">
            <text:p>1</text:p>
          </table:table-cell>
          <table:table-cell table:formula="of:=ABS([.E131]-[.F131])" office:value-type="float" office:value="0.75386" calcext:value-type="float">
            <text:p>0.75386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32]*[.A$1]+[.B132]*[.B$1]+[.C132]*[.C$1]+[.D132]*[.D$1]" office:value-type="float" office:value="2.166156" calcext:value-type="float">
            <text:p>2.166156</text:p>
          </table:table-cell>
          <table:table-cell table:formula="of:=IF(AND([.F132]&gt;0.5;[.F132]&lt;1.5);1;IF(AND([.F132]&gt;1.5;[.F132]&lt;2.5);2;IF(AND([.F132]&gt;=2.5;[.F132]&lt;3.5);3;-1)))" office:value-type="float" office:value="2" calcext:value-type="float">
            <text:p>2</text:p>
          </table:table-cell>
          <table:table-cell table:formula="of:=ABS([.G132]-[.E132])" office:value-type="float" office:value="1" calcext:value-type="float">
            <text:p>1</text:p>
          </table:table-cell>
          <table:table-cell table:formula="of:=ABS([.E132]-[.F132])" office:value-type="float" office:value="0.833844" calcext:value-type="float">
            <text:p>0.83384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33]*[.A$1]+[.B133]*[.B$1]+[.C133]*[.C$1]+[.D133]*[.D$1]" office:value-type="float" office:value="2.448268" calcext:value-type="float">
            <text:p>2.448268</text:p>
          </table:table-cell>
          <table:table-cell table:formula="of:=IF(AND([.F133]&gt;0.5;[.F133]&lt;1.5);1;IF(AND([.F133]&gt;1.5;[.F133]&lt;2.5);2;IF(AND([.F133]&gt;=2.5;[.F133]&lt;3.5);3;-1)))" office:value-type="float" office:value="2" calcext:value-type="float">
            <text:p>2</text:p>
          </table:table-cell>
          <table:table-cell table:formula="of:=ABS([.G133]-[.E133])" office:value-type="float" office:value="1" calcext:value-type="float">
            <text:p>1</text:p>
          </table:table-cell>
          <table:table-cell table:formula="of:=ABS([.E133]-[.F133])" office:value-type="float" office:value="0.551732" calcext:value-type="float">
            <text:p>0.551732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formula="of:=[.A134]*[.A$1]+[.B134]*[.B$1]+[.C134]*[.C$1]+[.D134]*[.D$1]" office:value-type="float" office:value="3.083132" calcext:value-type="float">
            <text:p>3.083132</text:p>
          </table:table-cell>
          <table:table-cell table:formula="of:=IF(AND([.F134]&gt;0.5;[.F134]&lt;1.5);1;IF(AND([.F134]&gt;1.5;[.F134]&lt;2.5);2;IF(AND([.F134]&gt;=2.5;[.F134]&lt;3.5);3;-1)))" office:value-type="float" office:value="3" calcext:value-type="float">
            <text:p>3</text:p>
          </table:table-cell>
          <table:table-cell table:formula="of:=ABS([.G134]-[.E134])" office:value-type="float" office:value="0" calcext:value-type="float">
            <text:p>0</text:p>
          </table:table-cell>
          <table:table-cell table:formula="of:=ABS([.E134]-[.F134])" office:value-type="float" office:value="0.0831320000000004" calcext:value-type="float">
            <text:p>0.08313200000000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A135]*[.A$1]+[.B135]*[.B$1]+[.C135]*[.C$1]+[.D135]*[.D$1]" office:value-type="float" office:value="3.173862" calcext:value-type="float">
            <text:p>3.173862</text:p>
          </table:table-cell>
          <table:table-cell table:formula="of:=IF(AND([.F135]&gt;0.5;[.F135]&lt;1.5);1;IF(AND([.F135]&gt;1.5;[.F135]&lt;2.5);2;IF(AND([.F135]&gt;=2.5;[.F135]&lt;3.5);3;-1)))" office:value-type="float" office:value="3" calcext:value-type="float">
            <text:p>3</text:p>
          </table:table-cell>
          <table:table-cell table:formula="of:=ABS([.G135]-[.E135])" office:value-type="float" office:value="0" calcext:value-type="float">
            <text:p>0</text:p>
          </table:table-cell>
          <table:table-cell table:formula="of:=ABS([.E135]-[.F135])" office:value-type="float" office:value="0.173862" calcext:value-type="float">
            <text:p>0.173862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36]*[.A$1]+[.B136]*[.B$1]+[.C136]*[.C$1]+[.D136]*[.D$1]" office:value-type="float" office:value="3.05717" calcext:value-type="float">
            <text:p>3.05717</text:p>
          </table:table-cell>
          <table:table-cell table:formula="of:=IF(AND([.F136]&gt;0.5;[.F136]&lt;1.5);1;IF(AND([.F136]&gt;1.5;[.F136]&lt;2.5);2;IF(AND([.F136]&gt;=2.5;[.F136]&lt;3.5);3;-1)))" office:value-type="float" office:value="3" calcext:value-type="float">
            <text:p>3</text:p>
          </table:table-cell>
          <table:table-cell table:formula="of:=ABS([.G136]-[.E136])" office:value-type="float" office:value="0" calcext:value-type="float">
            <text:p>0</text:p>
          </table:table-cell>
          <table:table-cell table:formula="of:=ABS([.E136]-[.F136])" office:value-type="float" office:value="0.0571700000000002" calcext:value-type="float">
            <text:p>0.05717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table:formula="of:=[.A137]*[.A$1]+[.B137]*[.B$1]+[.C137]*[.C$1]+[.D137]*[.D$1]" office:value-type="float" office:value="2.388056" calcext:value-type="float">
            <text:p>2.388056</text:p>
          </table:table-cell>
          <table:table-cell table:formula="of:=IF(AND([.F137]&gt;0.5;[.F137]&lt;1.5);1;IF(AND([.F137]&gt;1.5;[.F137]&lt;2.5);2;IF(AND([.F137]&gt;=2.5;[.F137]&lt;3.5);3;-1)))" office:value-type="float" office:value="2" calcext:value-type="float">
            <text:p>2</text:p>
          </table:table-cell>
          <table:table-cell table:formula="of:=ABS([.G137]-[.E137])" office:value-type="float" office:value="1" calcext:value-type="float">
            <text:p>1</text:p>
          </table:table-cell>
          <table:table-cell table:formula="of:=ABS([.E137]-[.F137])" office:value-type="float" office:value="0.611944" calcext:value-type="float">
            <text:p>0.611944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formula="of:=[.A138]*[.A$1]+[.B138]*[.B$1]+[.C138]*[.C$1]+[.D138]*[.D$1]" office:value-type="float" office:value="2.580768" calcext:value-type="float">
            <text:p>2.580768</text:p>
          </table:table-cell>
          <table:table-cell table:formula="of:=IF(AND([.F138]&gt;0.5;[.F138]&lt;1.5);1;IF(AND([.F138]&gt;1.5;[.F138]&lt;2.5);2;IF(AND([.F138]&gt;=2.5;[.F138]&lt;3.5);3;-1)))" office:value-type="float" office:value="3" calcext:value-type="float">
            <text:p>3</text:p>
          </table:table-cell>
          <table:table-cell table:formula="of:=ABS([.G138]-[.E138])" office:value-type="float" office:value="0" calcext:value-type="float">
            <text:p>0</text:p>
          </table:table-cell>
          <table:table-cell table:formula="of:=ABS([.E138]-[.F138])" office:value-type="float" office:value="0.419232" calcext:value-type="float">
            <text:p>0.41923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table:formula="of:=[.A139]*[.A$1]+[.B139]*[.B$1]+[.C139]*[.C$1]+[.D139]*[.D$1]" office:value-type="float" office:value="2.819838" calcext:value-type="float">
            <text:p>2.819838</text:p>
          </table:table-cell>
          <table:table-cell table:formula="of:=IF(AND([.F139]&gt;0.5;[.F139]&lt;1.5);1;IF(AND([.F139]&gt;1.5;[.F139]&lt;2.5);2;IF(AND([.F139]&gt;=2.5;[.F139]&lt;3.5);3;-1)))" office:value-type="float" office:value="3" calcext:value-type="float">
            <text:p>3</text:p>
          </table:table-cell>
          <table:table-cell table:formula="of:=ABS([.G139]-[.E139])" office:value-type="float" office:value="0" calcext:value-type="float">
            <text:p>0</text:p>
          </table:table-cell>
          <table:table-cell table:formula="of:=ABS([.E139]-[.F139])" office:value-type="float" office:value="0.180162" calcext:value-type="float">
            <text:p>0.180162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40]*[.A$1]+[.B140]*[.B$1]+[.C140]*[.C$1]+[.D140]*[.D$1]" office:value-type="float" office:value="2.982928" calcext:value-type="float">
            <text:p>2.982928</text:p>
          </table:table-cell>
          <table:table-cell table:formula="of:=IF(AND([.F140]&gt;0.5;[.F140]&lt;1.5);1;IF(AND([.F140]&gt;1.5;[.F140]&lt;2.5);2;IF(AND([.F140]&gt;=2.5;[.F140]&lt;3.5);3;-1)))" office:value-type="float" office:value="3" calcext:value-type="float">
            <text:p>3</text:p>
          </table:table-cell>
          <table:table-cell table:formula="of:=ABS([.G140]-[.E140])" office:value-type="float" office:value="0" calcext:value-type="float">
            <text:p>0</text:p>
          </table:table-cell>
          <table:table-cell table:formula="of:=ABS([.E140]-[.F140])" office:value-type="float" office:value="0.0170719999999998" calcext:value-type="float">
            <text:p>0.01707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[.A141]*[.A$1]+[.B141]*[.B$1]+[.C141]*[.C$1]+[.D141]*[.D$1]" office:value-type="float" office:value="1.999154" calcext:value-type="float">
            <text:p>1.999154</text:p>
          </table:table-cell>
          <table:table-cell table:formula="of:=IF(AND([.F141]&gt;0.5;[.F141]&lt;1.5);1;IF(AND([.F141]&gt;1.5;[.F141]&lt;2.5);2;IF(AND([.F141]&gt;=2.5;[.F141]&lt;3.5);3;-1)))" office:value-type="float" office:value="2" calcext:value-type="float">
            <text:p>2</text:p>
          </table:table-cell>
          <table:table-cell table:formula="of:=ABS([.G141]-[.E141])" office:value-type="float" office:value="1" calcext:value-type="float">
            <text:p>1</text:p>
          </table:table-cell>
          <table:table-cell table:formula="of:=ABS([.E141]-[.F141])" office:value-type="float" office:value="1.000846" calcext:value-type="float">
            <text:p>1.00084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42]*[.A$1]+[.B142]*[.B$1]+[.C142]*[.C$1]+[.D142]*[.D$1]" office:value-type="float" office:value="2.478186" calcext:value-type="float">
            <text:p>2.478186</text:p>
          </table:table-cell>
          <table:table-cell table:formula="of:=IF(AND([.F142]&gt;0.5;[.F142]&lt;1.5);1;IF(AND([.F142]&gt;1.5;[.F142]&lt;2.5);2;IF(AND([.F142]&gt;=2.5;[.F142]&lt;3.5);3;-1)))" office:value-type="float" office:value="2" calcext:value-type="float">
            <text:p>2</text:p>
          </table:table-cell>
          <table:table-cell table:formula="of:=ABS([.G142]-[.E142])" office:value-type="float" office:value="1" calcext:value-type="float">
            <text:p>1</text:p>
          </table:table-cell>
          <table:table-cell table:formula="of:=ABS([.E142]-[.F142])" office:value-type="float" office:value="0.521814" calcext:value-type="float">
            <text:p>0.5218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43]*[.A$1]+[.B143]*[.B$1]+[.C143]*[.C$1]+[.D143]*[.D$1]" office:value-type="float" office:value="2.086944" calcext:value-type="float">
            <text:p>2.086944</text:p>
          </table:table-cell>
          <table:table-cell table:formula="of:=IF(AND([.F143]&gt;0.5;[.F143]&lt;1.5);1;IF(AND([.F143]&gt;1.5;[.F143]&lt;2.5);2;IF(AND([.F143]&gt;=2.5;[.F143]&lt;3.5);3;-1)))" office:value-type="float" office:value="2" calcext:value-type="float">
            <text:p>2</text:p>
          </table:table-cell>
          <table:table-cell table:formula="of:=ABS([.G143]-[.E143])" office:value-type="float" office:value="1" calcext:value-type="float">
            <text:p>1</text:p>
          </table:table-cell>
          <table:table-cell table:formula="of:=ABS([.E143]-[.F143])" office:value-type="float" office:value="0.913056" calcext:value-type="float">
            <text:p>0.913056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table:formula="of:=[.A144]*[.A$1]+[.B144]*[.B$1]+[.C144]*[.C$1]+[.D144]*[.D$1]" office:value-type="float" office:value="2.46927" calcext:value-type="float">
            <text:p>2.46927</text:p>
          </table:table-cell>
          <table:table-cell table:formula="of:=IF(AND([.F144]&gt;0.5;[.F144]&lt;1.5);1;IF(AND([.F144]&gt;1.5;[.F144]&lt;2.5);2;IF(AND([.F144]&gt;=2.5;[.F144]&lt;3.5);3;-1)))" office:value-type="float" office:value="2" calcext:value-type="float">
            <text:p>2</text:p>
          </table:table-cell>
          <table:table-cell table:formula="of:=ABS([.G144]-[.E144])" office:value-type="float" office:value="1" calcext:value-type="float">
            <text:p>1</text:p>
          </table:table-cell>
          <table:table-cell table:formula="of:=ABS([.E144]-[.F144])" office:value-type="float" office:value="0.53073" calcext:value-type="float">
            <text:p>0.53073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3" calcext:value-type="float">
            <text:p>3</text:p>
          </table:table-cell>
          <table:table-cell table:formula="of:=[.A145]*[.A$1]+[.B145]*[.B$1]+[.C145]*[.C$1]+[.D145]*[.D$1]" office:value-type="float" office:value="2.27977" calcext:value-type="float">
            <text:p>2.27977</text:p>
          </table:table-cell>
          <table:table-cell table:formula="of:=IF(AND([.F145]&gt;0.5;[.F145]&lt;1.5);1;IF(AND([.F145]&gt;1.5;[.F145]&lt;2.5);2;IF(AND([.F145]&gt;=2.5;[.F145]&lt;3.5);3;-1)))" office:value-type="float" office:value="2" calcext:value-type="float">
            <text:p>2</text:p>
          </table:table-cell>
          <table:table-cell table:formula="of:=ABS([.G145]-[.E145])" office:value-type="float" office:value="1" calcext:value-type="float">
            <text:p>1</text:p>
          </table:table-cell>
          <table:table-cell table:formula="of:=ABS([.E145]-[.F145])" office:value-type="float" office:value="0.72023" calcext:value-type="float">
            <text:p>0.72023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46]*[.A$1]+[.B146]*[.B$1]+[.C146]*[.C$1]+[.D146]*[.D$1]" office:value-type="float" office:value="2.236676" calcext:value-type="float">
            <text:p>2.236676</text:p>
          </table:table-cell>
          <table:table-cell table:formula="of:=IF(AND([.F146]&gt;0.5;[.F146]&lt;1.5);1;IF(AND([.F146]&gt;1.5;[.F146]&lt;2.5);2;IF(AND([.F146]&gt;=2.5;[.F146]&lt;3.5);3;-1)))" office:value-type="float" office:value="2" calcext:value-type="float">
            <text:p>2</text:p>
          </table:table-cell>
          <table:table-cell table:formula="of:=ABS([.G146]-[.E146])" office:value-type="float" office:value="1" calcext:value-type="float">
            <text:p>1</text:p>
          </table:table-cell>
          <table:table-cell table:formula="of:=ABS([.E146]-[.F146])" office:value-type="float" office:value="0.763324" calcext:value-type="float">
            <text:p>0.76332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A147]*[.A$1]+[.B147]*[.B$1]+[.C147]*[.C$1]+[.D147]*[.D$1]" office:value-type="float" office:value="2.168586" calcext:value-type="float">
            <text:p>2.168586</text:p>
          </table:table-cell>
          <table:table-cell table:formula="of:=IF(AND([.F147]&gt;0.5;[.F147]&lt;1.5);1;IF(AND([.F147]&gt;1.5;[.F147]&lt;2.5);2;IF(AND([.F147]&gt;=2.5;[.F147]&lt;3.5);3;-1)))" office:value-type="float" office:value="2" calcext:value-type="float">
            <text:p>2</text:p>
          </table:table-cell>
          <table:table-cell table:formula="of:=ABS([.G147]-[.E147])" office:value-type="float" office:value="1" calcext:value-type="float">
            <text:p>1</text:p>
          </table:table-cell>
          <table:table-cell table:formula="of:=ABS([.E147]-[.F147])" office:value-type="float" office:value="0.831414" calcext:value-type="float">
            <text:p>0.83141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48]*[.A$1]+[.B148]*[.B$1]+[.C148]*[.C$1]+[.D148]*[.D$1]" office:value-type="float" office:value="2.456198" calcext:value-type="float">
            <text:p>2.456198</text:p>
          </table:table-cell>
          <table:table-cell table:formula="of:=IF(AND([.F148]&gt;0.5;[.F148]&lt;1.5);1;IF(AND([.F148]&gt;1.5;[.F148]&lt;2.5);2;IF(AND([.F148]&gt;=2.5;[.F148]&lt;3.5);3;-1)))" office:value-type="float" office:value="2" calcext:value-type="float">
            <text:p>2</text:p>
          </table:table-cell>
          <table:table-cell table:formula="of:=ABS([.G148]-[.E148])" office:value-type="float" office:value="1" calcext:value-type="float">
            <text:p>1</text:p>
          </table:table-cell>
          <table:table-cell table:formula="of:=ABS([.E148]-[.F148])" office:value-type="float" office:value="0.543802" calcext:value-type="float">
            <text:p>0.543802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formula="of:=[.A149]*[.A$1]+[.B149]*[.B$1]+[.C149]*[.C$1]+[.D149]*[.D$1]" office:value-type="float" office:value="2.181396" calcext:value-type="float">
            <text:p>2.181396</text:p>
          </table:table-cell>
          <table:table-cell table:formula="of:=IF(AND([.F149]&gt;0.5;[.F149]&lt;1.5);1;IF(AND([.F149]&gt;1.5;[.F149]&lt;2.5);2;IF(AND([.F149]&gt;=2.5;[.F149]&lt;3.5);3;-1)))" office:value-type="float" office:value="2" calcext:value-type="float">
            <text:p>2</text:p>
          </table:table-cell>
          <table:table-cell table:formula="of:=ABS([.G149]-[.E149])" office:value-type="float" office:value="1" calcext:value-type="float">
            <text:p>1</text:p>
          </table:table-cell>
          <table:table-cell table:formula="of:=ABS([.E149]-[.F149])" office:value-type="float" office:value="0.818604000000001" calcext:value-type="float">
            <text:p>0.818604000000001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50]*[.A$1]+[.B150]*[.B$1]+[.C150]*[.C$1]+[.D150]*[.D$1]" office:value-type="float" office:value="2.228198" calcext:value-type="float">
            <text:p>2.228198</text:p>
          </table:table-cell>
          <table:table-cell table:formula="of:=IF(AND([.F150]&gt;0.5;[.F150]&lt;1.5);1;IF(AND([.F150]&gt;1.5;[.F150]&lt;2.5);2;IF(AND([.F150]&gt;=2.5;[.F150]&lt;3.5);3;-1)))" office:value-type="float" office:value="2" calcext:value-type="float">
            <text:p>2</text:p>
          </table:table-cell>
          <table:table-cell table:formula="of:=ABS([.G150]-[.E150])" office:value-type="float" office:value="1" calcext:value-type="float">
            <text:p>1</text:p>
          </table:table-cell>
          <table:table-cell table:formula="of:=ABS([.E150]-[.F150])" office:value-type="float" office:value="0.771802" calcext:value-type="float">
            <text:p>0.77180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table:formula="of:=[.A151]*[.A$1]+[.B151]*[.B$1]+[.C151]*[.C$1]+[.D151]*[.D$1]" office:value-type="float" office:value="2.415858" calcext:value-type="float">
            <text:p>2.415858</text:p>
          </table:table-cell>
          <table:table-cell table:formula="of:=IF(AND([.F151]&gt;0.5;[.F151]&lt;1.5);1;IF(AND([.F151]&gt;1.5;[.F151]&lt;2.5);2;IF(AND([.F151]&gt;=2.5;[.F151]&lt;3.5);3;-1)))" office:value-type="float" office:value="2" calcext:value-type="float">
            <text:p>2</text:p>
          </table:table-cell>
          <table:table-cell table:formula="of:=ABS([.G151]-[.E151])" office:value-type="float" office:value="1" calcext:value-type="float">
            <text:p>1</text:p>
          </table:table-cell>
          <table:table-cell table:formula="of:=ABS([.E151]-[.F151])" office:value-type="float" office:value="0.584142" calcext:value-type="float">
            <text:p>0.584142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52]*[.A$1]+[.B152]*[.B$1]+[.C152]*[.C$1]+[.D152]*[.D$1]" office:value-type="float" office:value="2.32519" calcext:value-type="float">
            <text:p>2.32519</text:p>
          </table:table-cell>
          <table:table-cell table:formula="of:=IF(AND([.F152]&gt;0.5;[.F152]&lt;1.5);1;IF(AND([.F152]&gt;1.5;[.F152]&lt;2.5);2;IF(AND([.F152]&gt;=2.5;[.F152]&lt;3.5);3;-1)))" office:value-type="float" office:value="2" calcext:value-type="float">
            <text:p>2</text:p>
          </table:table-cell>
          <table:table-cell table:formula="of:=ABS([.G152]-[.E152])" office:value-type="float" office:value="1" calcext:value-type="float">
            <text:p>1</text:p>
          </table:table-cell>
          <table:table-cell table:formula="of:=ABS([.E152]-[.F152])" office:value-type="float" office:value="0.67481" calcext:value-type="float">
            <text:p>0.67481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table:formula="of:=[.A153]*[.A$1]+[.B153]*[.B$1]+[.C153]*[.C$1]+[.D153]*[.D$1]" office:value-type="float" office:value="1.942764" calcext:value-type="float">
            <text:p>1.942764</text:p>
          </table:table-cell>
          <table:table-cell table:formula="of:=IF(AND([.F153]&gt;0.5;[.F153]&lt;1.5);1;IF(AND([.F153]&gt;1.5;[.F153]&lt;2.5);2;IF(AND([.F153]&gt;=2.5;[.F153]&lt;3.5);3;-1)))" office:value-type="float" office:value="2" calcext:value-type="float">
            <text:p>2</text:p>
          </table:table-cell>
          <table:table-cell table:formula="of:=ABS([.G153]-[.E153])" office:value-type="float" office:value="1" calcext:value-type="float">
            <text:p>1</text:p>
          </table:table-cell>
          <table:table-cell table:formula="of:=ABS([.E153]-[.F153])" office:value-type="float" office:value="1.057236" calcext:value-type="float">
            <text:p>1.057236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table:formula="of:=[.A154]*[.A$1]+[.B154]*[.B$1]+[.C154]*[.C$1]+[.D154]*[.D$1]" office:value-type="float" office:value="2.157292" calcext:value-type="float">
            <text:p>2.157292</text:p>
          </table:table-cell>
          <table:table-cell table:formula="of:=IF(AND([.F154]&gt;0.5;[.F154]&lt;1.5);1;IF(AND([.F154]&gt;1.5;[.F154]&lt;2.5);2;IF(AND([.F154]&gt;=2.5;[.F154]&lt;3.5);3;-1)))" office:value-type="float" office:value="2" calcext:value-type="float">
            <text:p>2</text:p>
          </table:table-cell>
          <table:table-cell table:formula="of:=ABS([.G154]-[.E154])" office:value-type="float" office:value="1" calcext:value-type="float">
            <text:p>1</text:p>
          </table:table-cell>
          <table:table-cell table:formula="of:=ABS([.E154]-[.F154])" office:value-type="float" office:value="0.842708" calcext:value-type="float">
            <text:p>0.842708</text:p>
          </table:table-cell>
        </table:table-row>
        <table:table-row table:style-name="ro1">
          <table:table-cell table:number-columns-repeated="7"/>
          <table:table-cell table:formula="of:=(150-COUNTIF([.H5:.H154];&quot;=1&quot;))/150" office:value-type="float" office:value="0.72" calcext:value-type="float">
            <text:p>0.72</text:p>
          </table:table-cell>
          <table:table-cell/>
        </table:table-row>
        <table:table-row table:style-name="ro1" table:number-rows-repeated="10484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1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34:06.013878976</meta:creation-date>
    <dc:date>2019-09-25T00:45:12.412687994</dc:date>
    <meta:editing-duration>PT26M41S</meta:editing-duration>
    <meta:editing-cycles>3</meta:editing-cycles>
    <meta:generator>LibreOffice/6.1.5.2$Linux_X86_64 LibreOffice_project/10$Build-2</meta:generator>
    <meta:document-statistic meta:table-count="2" meta:cell-count="13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338cm" svg:height="6.94cm" xlink:href=".." xlink:type="simple" chart:class="chart:bar" chart:style-name="ch1">
        <chart:legend chart:legend-position="end" svg:x="10.075cm" svg:y="2.922cm" style:legend-expansion="high" chart:style-name="ch2"/>
        <chart:plot-area chart:style-name="ch3" table:cell-range-address="iris.H5:iris.I154" svg:x="0.246cm" svg:y="0.138cm" svg:width="9.583cm" svg:height="6.664cm">
          <chartooo:coordinate-region svg:x="0.973cm" svg:y="0.259cm" svg:width="8.856cm" svg:height="5.5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iris.H5:iris.H154" chart:class="chart:bar">
            <chart:data-point chart:repeated="150"/>
          </chart:series>
          <chart:series chart:style-name="ch8" chart:values-cell-range-address="iris.I5:iris.I154" chart:class="chart:bar"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iris.H5:iris.H154</svg:desc>
                </draw:g>
              </table:table-cell>
              <table:table-cell office:value-type="float" office:value="0.213798">
                <text:p>0.213798</text:p>
                <draw:g>
                  <svg:desc>iris.I5:iris.I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19034">
                <text:p>0.319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22448">
                <text:p>0.122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93182">
                <text:p>0.193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342">
                <text:p>0.13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179906">
                <text:p>0.179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177480000000001">
                <text:p>0.017748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247142">
                <text:p>0.247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1477">
                <text:p>0.1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7886">
                <text:p>0.37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301102">
                <text:p>0.3011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200888">
                <text:p>0.200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337424">
                <text:p>0.337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161440000000002">
                <text:p>0.01614400000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242892">
                <text:p>0.242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41712">
                <text:p>0.0417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303460000000002">
                <text:p>0.030346000000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153586">
                <text:p>0.153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0336">
                <text:p>0.403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776480000000002">
                <text:p>0.07764800000000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48921">
                <text:p>0.489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55212">
                <text:p>0.055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182648">
                <text:p>0.182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220884">
                <text:p>0.220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313058">
                <text:p>0.313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435636">
                <text:p>0.435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64108">
                <text:p>0.1641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29301">
                <text:p>0.293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293396">
                <text:p>0.293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234618">
                <text:p>0.2346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314216">
                <text:p>0.314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294006">
                <text:p>0.2940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126566000000001">
                <text:p>0.1265660000000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116654">
                <text:p>0.116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37886">
                <text:p>0.37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210524">
                <text:p>0.210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43696">
                <text:p>0.343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37886">
                <text:p>0.378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725340000000001">
                <text:p>0.07253400000000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288964">
                <text:p>0.2889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743739999999997">
                <text:p>0.07437399999999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318576">
                <text:p>0.318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0301799999999997">
                <text:p>0.00301799999999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059079999999998">
                <text:p>0.00590799999999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166996">
                <text:p>0.1669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17525">
                <text:p>0.175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118016">
                <text:p>0.1180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25928">
                <text:p>0.259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247528">
                <text:p>0.2475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63307">
                <text:p>0.633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247146">
                <text:p>0.2471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643592">
                <text:p>0.6435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44206000000001">
                <text:p>0.1442060000000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477462">
                <text:p>0.4774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22592">
                <text:p>0.225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82116">
                <text:p>0.182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225596">
                <text:p>0.2255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.601932">
                <text:p>0.601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229966">
                <text:p>0.2299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0421099999999997">
                <text:p>0.04210999999999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00141800000000014">
                <text:p>0.001418000000000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.571728">
                <text:p>0.5717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90188">
                <text:p>0.190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43321">
                <text:p>0.433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0118780000000001">
                <text:p>0.01187800000000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336594">
                <text:p>0.336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541262">
                <text:p>0.5412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9351">
                <text:p>0.193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0304299999999995">
                <text:p>0.0304299999999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206258">
                <text:p>0.2062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.619316">
                <text:p>0.619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5282">
                <text:p>0.52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406118">
                <text:p>0.406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429164">
                <text:p>0.4291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73792">
                <text:p>0.73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51469">
                <text:p>0.514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193186">
                <text:p>0.1931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108208">
                <text:p>0.1082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152074">
                <text:p>0.152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174896">
                <text:p>0.1748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4139">
                <text:p>0.1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432866">
                <text:p>0.4328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0955219999999997">
                <text:p>0.09552199999999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0559060000000002">
                <text:p>0.05590600000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485168">
                <text:p>0.4851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628342">
                <text:p>0.6283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0410140000000001">
                <text:p>0.04101400000000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0686540000000004">
                <text:p>0.0686540000000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24065">
                <text:p>0.240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294834">
                <text:p>0.2948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216556">
                <text:p>0.216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145998000000001">
                <text:p>0.1459980000000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09704">
                <text:p>0.1097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0984100000000003">
                <text:p>0.09841000000000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0759740000000004">
                <text:p>0.07597400000000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322474">
                <text:p>0.3224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35211">
                <text:p>0.35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763600000000002">
                <text:p>0.07636000000000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873722">
                <text:p>0.8737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831414">
                <text:p>0.8314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.22236">
                <text:p>0.222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.450694">
                <text:p>0.450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.570894">
                <text:p>0.5708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.24848">
                <text:p>0.248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.236176">
                <text:p>1.2361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.229256">
                <text:p>0.229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.0575220000000001">
                <text:p>0.05752200000000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573262">
                <text:p>0.5732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.787752">
                <text:p>0.7877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.505702">
                <text:p>0.505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.497386000000001">
                <text:p>0.4973860000000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.895286000000001">
                <text:p>0.89528600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1.17025">
                <text:p>1.170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93543">
                <text:p>0.935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.442216">
                <text:p>0.4422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.0347279999999994">
                <text:p>0.03472799999999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.433152">
                <text:p>0.4331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355432">
                <text:p>0.355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.57676">
                <text:p>0.57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.087826">
                <text:p>1.0878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.463456000000001">
                <text:p>0.463456000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.636872">
                <text:p>0.6368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.577756">
                <text:p>0.5777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.0380639999999999">
                <text:p>0.03806399999999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.75386">
                <text:p>0.75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.833844">
                <text:p>0.833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551732">
                <text:p>0.551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0831320000000004">
                <text:p>0.08313200000000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.173862">
                <text:p>0.1738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.0571700000000002">
                <text:p>0.0571700000000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.611944">
                <text:p>0.611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.419232">
                <text:p>0.4192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.180162">
                <text:p>0.1801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.0170719999999998">
                <text:p>0.01707199999999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.000846">
                <text:p>1.0008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521814">
                <text:p>0.5218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913056">
                <text:p>0.913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53073">
                <text:p>0.530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.72023">
                <text:p>0.720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.763324">
                <text:p>0.763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.831414">
                <text:p>0.8314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.543802">
                <text:p>0.5438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.818604000000001">
                <text:p>0.818604000000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.771802">
                <text:p>0.7718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584142">
                <text:p>0.584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67481">
                <text:p>0.67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.057236">
                <text:p>1.0572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.842708">
                <text:p>0.8427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